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8.998cm" table:align="left"/>
    </style:style>
    <style:style style:name="Tableau1.A" style:family="table-column">
      <style:table-column-properties style:column-width="1.688cm"/>
    </style:style>
    <style:style style:name="Tableau1.B" style:family="table-column">
      <style:table-column-properties style:column-width="1.871cm"/>
    </style:style>
    <style:style style:name="Tableau1.C" style:family="table-column">
      <style:table-column-properties style:column-width="1.877cm"/>
    </style:style>
    <style:style style:name="Tableau1.D" style:family="table-column">
      <style:table-column-properties style:column-width="1.87cm"/>
    </style:style>
    <style:style style:name="Tableau1.E" style:family="table-column">
      <style:table-column-properties style:column-width="1.6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padding-left="0cm" fo:padding-right="0cm" fo:padding-top="0.199cm" fo:padding-bottom="0cm" fo:border-left="0.5pt solid #d7e12c" fo:border-right="none" fo:border-top="0.5pt solid #d7e12c" fo:border-bottom="0.5pt solid #d7e12c"/>
    </style:style>
    <style:style style:name="Tableau1.E1" style:family="table-cell">
      <style:table-cell-properties style:vertical-align="middle" fo:padding-left="0cm" fo:padding-right="0cm" fo:padding-top="0.199cm" fo:padding-bottom="0cm" fo:border="0.5pt solid #d7e12c"/>
    </style:style>
    <style:style style:name="Tableau2" style:family="table">
      <style:table-properties style:width="8.999cm" table:align="left" fo:background-color="transparent">
        <style:background-image/>
      </style:table-properties>
    </style:style>
    <style:style style:name="Tableau2.A" style:family="table-column">
      <style:table-column-properties style:column-width="1.69cm"/>
    </style:style>
    <style:style style:name="Tableau2.B" style:family="table-column">
      <style:table-column-properties style:column-width="1.87cm"/>
    </style:style>
    <style:style style:name="Tableau2.C" style:family="table-column">
      <style:table-column-properties style:column-width="1.88cm"/>
    </style:style>
    <style:style style:name="Tableau2.D" style:family="table-column">
      <style:table-column-properties style:column-width="1.866cm"/>
    </style:style>
    <style:style style:name="Tableau2.E" style:family="table-column">
      <style:table-column-properties style:column-width="1.693cm"/>
    </style:style>
    <style:style style:name="Tableau2.1" style:family="table-row">
      <style:table-row-properties style:min-row-height="0.7cm" fo:background-color="transparent">
        <style:background-image/>
      </style:table-row-properties>
    </style:style>
    <style:style style:name="Tableau2.A1" style:family="table-cell">
      <style:table-cell-properties style:vertical-align="middle" fo:padding-left="0cm" fo:padding-right="0cm" fo:padding-top="0cm" fo:padding-bottom="0.101cm" fo:border-left="0.5pt solid #d7e12c" fo:border-right="none" fo:border-top="0.5pt solid #d7e12c" fo:border-bottom="0.5pt solid #d7e12c"/>
    </style:style>
    <style:style style:name="Tableau2.E1" style:family="table-cell">
      <style:table-cell-properties style:vertical-align="middle" fo:padding-left="0cm" fo:padding-right="0cm" fo:padding-top="0cm" fo:padding-bottom="0.101cm" fo:border="0.5pt solid #d7e12c"/>
    </style:style>
    <style:style style:name="Tableau3" style:family="table">
      <style:table-properties style:width="8.998cm" table:align="left"/>
    </style:style>
    <style:style style:name="Tableau3.A" style:family="table-column">
      <style:table-column-properties style:column-width="1.803cm"/>
    </style:style>
    <style:style style:name="Tableau3.B" style:family="table-column">
      <style:table-column-properties style:column-width="1.799cm"/>
    </style:style>
    <style:style style:name="Tableau3.E" style:family="table-column">
      <style:table-column-properties style:column-width="1.797cm"/>
    </style:style>
    <style:style style:name="Tableau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E2" style:family="table-cell" style:data-style-name="N0">
      <style:table-cell-properties style:vertical-align="middle" fo:background-color="transparent" fo:padding="0cm" fo:border="none">
        <style:background-image/>
      </style:table-cell-properties>
    </style:style>
    <style:style style:name="Tableau3.D3" style:family="table-cell" style:data-style-name="N3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_5f_Footer_20_page_20_impaire_20__28_D_29_"/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>
      <style:text-properties officeooo:paragraph-rsid="01336347"/>
    </style:style>
    <style:style style:name="P22" style:family="paragraph" style:parent-style-name="_5f_Footer_20_page_20_paire_20__28_G_29_">
      <style:text-properties officeooo:paragraph-rsid="0135ac9e"/>
    </style:style>
    <style:style style:name="P23" style:family="paragraph" style:parent-style-name="_5f_Footer_20_page_20_paire_20__28_G_29_">
      <style:text-properties officeooo:paragraph-rsid="01397109"/>
    </style:style>
    <style:style style:name="P24" style:family="paragraph" style:parent-style-name="_5f_Footer_20_page_20_paire_20__28_G_29_">
      <style:text-properties officeooo:paragraph-rsid="013b50d8"/>
    </style:style>
    <style:style style:name="P25" style:family="paragraph" style:parent-style-name="_5f_Footer_20_page_20_paire_20__28_G_29_">
      <style:text-properties officeooo:paragraph-rsid="013c280e"/>
    </style:style>
    <style:style style:name="P26" style:family="paragraph" style:parent-style-name="_5f_Footer_20_page_20_paire_20__28_G_29_">
      <style:text-properties officeooo:paragraph-rsid="0142af40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D_20_page_20_paire_20__28_G_29_">
      <style:text-properties officeooo:rsid="0101821f" officeooo:paragraph-rsid="0101821f"/>
    </style:style>
    <style:style style:name="P36" style:family="paragraph" style:parent-style-name="_5f_Header_20_G_20_page_20_paire_20__28_G_29_">
      <style:text-properties officeooo:rsid="00ff3616" officeooo:paragraph-rsid="00ff3616"/>
    </style:style>
    <style:style style:name="P3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impaire_20__28_D_29_">
      <style:text-properties officeooo:rsid="010462d7" officeooo:paragraph-rsid="010462d7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5" style:family="paragraph" style:parent-style-name="_5f_Paragraphe">
      <style:text-properties officeooo:paragraph-rsid="00a3b137"/>
    </style:style>
    <style:style style:name="P46" style:family="paragraph" style:parent-style-name="_5f_Paragraphe_5f_Bullet" style:list-style-name="List_20_1"/>
    <style:style style:name="P47" style:family="paragraph" style:parent-style-name="_5f_Paragraphe_5f_Bullet" style:list-style-name=""/>
    <style:style style:name="P48" style:family="paragraph" style:parent-style-name="_5f_Paragraphe_5f_Réponse_5f_Elève" style:list-style-name="_5f_Numérotation_20_des_20_exercices">
      <style:text-properties officeooo:paragraph-rsid="00a3b137"/>
    </style:style>
    <style:style style:name="P49" style:family="paragraph" style:parent-style-name="_5f_Paragraphe_5f_avec_5f_Num_5f_Question" style:list-style-name="_5f_Numérotation_20_des_20_exercices"/>
    <style:style style:name="P50" style:family="paragraph" style:parent-style-name="_5f_Paragraphe_5f_avec_5f_Num_5f_Question" style:list-style-name="_5f_Numérotation_20_des_20_exercices">
      <style:text-properties officeooo:paragraph-rsid="00a2ac9f"/>
    </style:style>
    <style:style style:name="P51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/>
    </style:style>
    <style:style style:name="P52" style:family="paragraph" style:parent-style-name="_5f_Tableau_5f_Centré_5f_Gras">
      <style:text-properties fo:font-weight="normal" fo:background-color="#ffff00" style:font-weight-asian="normal" style:font-weight-complex="normal"/>
    </style:style>
    <style:style style:name="P53" style:family="paragraph" style:parent-style-name="_5f_Titre_5f_Exercices_5f_avec_5f_Titre" style:list-style-name="_5f_Numérotation_20_des_20_exercices"/>
    <style:style style:name="P54" style:family="paragraph" style:parent-style-name="_5f_Titre_5f_Exercices_5f_sans_5f_Titre" style:list-style-name="_5f_Numérotation_20_des_20_exercices"/>
    <style:style style:name="P5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/>
      <style:paragraph-properties fo:text-align="center"/>
    </style:style>
    <style:style style:name="P61" style:family="paragraph">
      <loext:graphic-properties draw:fill="none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00"/>
    </style:style>
    <style:style style:name="P64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6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d62e4e"/>
    </style:style>
    <style:style style:name="P73" style:family="paragraph">
      <loext:graphic-properties draw:fill="solid" draw:fill-color="#7fb241"/>
    </style:style>
    <style:style style:name="P74" style:family="paragraph">
      <loext:graphic-properties draw:fill="solid" draw:fill-color="#9d0f89"/>
    </style:style>
    <style:style style:name="P75" style:family="paragraph">
      <loext:graphic-properties draw:fill="solid" draw:fill-color="#1ca2b8"/>
    </style:style>
    <style:style style:name="P76" style:family="paragraph">
      <loext:graphic-properties draw:fill="solid" draw:fill-color="#d7e12c"/>
    </style:style>
    <style:style style:name="P77" style:family="paragraph">
      <loext:graphic-properties draw:fill="solid" draw:fill-color="#f99e06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a2ac9f"/>
    </style:style>
    <style:style style:name="T12" style:family="text">
      <style:text-properties style:use-window-font-color="true" loext:opacity="0%" fo:background-color="transparent" loext:char-shading-value="0"/>
    </style:style>
    <style:style style:name="T13" style:family="text">
      <style:text-properties style:use-window-font-color="true" loext:opacity="0%" officeooo:rsid="00aae610" fo:background-color="transparent" loext:char-shading-value="0"/>
    </style:style>
    <style:style style:name="T14" style:family="text">
      <style:text-properties officeooo:rsid="0097e20c"/>
    </style:style>
    <style:style style:name="T15" style:family="text">
      <style:text-properties officeooo:rsid="00992955"/>
    </style:style>
    <style:style style:name="T16" style:family="text">
      <style:text-properties officeooo:rsid="00b784bc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9a6591" fo:background-color="#ffff00" loext:char-shading-value="0"/>
    </style:style>
    <style:style style:name="T19" style:family="text">
      <style:text-properties officeooo:rsid="009a6591"/>
    </style:style>
    <style:style style:name="T20" style:family="text">
      <style:text-properties fo:background-color="transparent" loext:char-shading-value="0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.5pt" fo:font-style="normal" fo:text-shadow="none" style:text-underline-style="none" fo:font-weight="normal" style:letter-kerning="true" fo:background-color="#ffff00" style:font-name-asian="Microsoft YaHei" style:font-size-asian="20pt" style:font-style-asian="normal" style:font-weight-asian="normal" style:font-name-complex="Lucida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T28" style:family="text">
      <style:text-properties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T29" style:family="text">
      <style:text-properties style:use-window-font-color="true" loext:opacity="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T3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T33" style:family="text">
      <style:text-properties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fr1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-content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from-top" fo:padding-left="0.101cm" fo:padding-right="0.101cm" fo:padding-top="0.049cm" fo:padding-bottom="0.049cm" fo:border="0.6pt solid #d7e12c" style:shadow="none" draw:shadow-opacity="100%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="Arrow_20_concave" draw:marker-start-width="0.25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draw:stroke-dash="Dashed_20__28_var_29__20_315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6cm" fo:min-width="0.231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11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88cm" fo:min-width="1.279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483cm" fo:min-width="1.012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445cm" fo:min-width="0.887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746cm" fo:min-width="0.818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483cm" fo:min-width="1.52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88cm" fo:min-width="1.298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721cm" fo:min-width="1.081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467cm" fo:min-width="1.214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76cm" fo:min-width="1.251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459cm" fo:min-width="0.933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404cm" fo:min-width="0.882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559cm" fo:min-width="1.335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41cm" draw:marker-start-width="0.413cm" draw:marker-end-width="0.413cm" draw:fill="none" draw:textarea-horizontal-align="justify" draw:textarea-vertical-align="middle" draw:auto-grow-height="false" fo:min-height="0.517cm" fo:min-width="0.517cm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ffff00" draw:marker-start="" draw:marker-start-width="0.199cm" draw:marker-start-center="false" draw:marker-end="" draw:marker-end-width="0.199cm" draw:marker-end-center="false" draw:fill="none" draw:fill-color="#ffff00" draw:textarea-horizontal-align="justify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solid" svg:stroke-width="0.019cm" svg:stroke-color="#000000" draw:marker-start="" draw:marker-start-width="0.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6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fill-color="#ffff00" draw:textarea-horizontal-align="justify" draw:textarea-vertical-align="middle" draw:auto-grow-height="false" fo:min-height="3.5cm" fo:min-width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-color="#ffff00" draw:textarea-horizontal-align="justify" draw:textarea-vertical-align="middle" draw:auto-grow-height="false" fo:min-height="0.614cm" fo:min-width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fill-color="#ffff00" draw:textarea-horizontal-align="justify" draw:textarea-vertical-align="middle" draw:auto-grow-height="false" fo:min-height="1.328cm" fo:min-width="0.2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fill-color="#ffff00" draw:textarea-horizontal-align="justify" draw:textarea-vertical-align="middle" draw:auto-grow-height="false" fo:min-height="0.319cm" fo:min-width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fill-color="#ffff00" draw:textarea-horizontal-align="justify" draw:textarea-vertical-align="middle" draw:auto-grow-height="false" fo:min-height="2.985cm" fo:min-width="0.2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2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4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39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16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7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42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1" draw:name="Shape8_22" draw:style-name="gr50" draw:text-style-name="P71" svg:width="2.703cm" svg:height="0.715cm" draw:transform="rotate (0.0872664625997165) translate (1.32644444444444cm 1.21884722222222cm)">
        <draw:text-box>
          <text:p text:style-name="P70"><text:span text:style-name="T30">Série 1</text:span></text:p>
        </draw:text-box>
      </draw:frame>
      <text:list text:style-name="_5f_Numérotation_20_des_20_exercices">
        <text:list-item>
          <text:h text:style-name="P51" text:outline-level="1"><text:span text:style-name="_5f_Caractères_5f_gras">Chaud et froid</text:span></text:h>
        </text:list-item>
      </text:list>
      <text:h text:style-name="_5f_Paragraphe" text:outline-level="1"><text:span text:style-name="_5f_Caractères">Quelle est la température indiquée par chacun des thermomètres en °C ?</text:span></text:h>
      <text:h text:style-name="_5f_Paragraphe" text:outline-level="1"><draw:g text:anchor-type="as-char" svg:y="0cm" draw:z-index="74" draw:name="Forme1" draw:style-name="gr33"><draw:rect draw:style-name="gr34" draw:text-style-name="P64" svg:width="1.5cm" svg:height="4.5cm" svg:x="0cm" svg:y="0cm"><text:p/></draw:rect><draw:rect draw:style-name="gr35" draw:text-style-name="P65" svg:width="0.2cm" svg:height="3.8cm" svg:x="0.277cm" svg:y="0.25cm"><text:p/></draw:rect><draw:rect draw:style-name="gr36" draw:text-style-name="P66" svg:width="0.2cm" svg:height="2.502cm" svg:x="0.277cm" svg:y="1.499cm"><text:p/></draw:rect><draw:ellipse draw:style-name="gr36" draw:text-style-name="P66" svg:width="0.401cm" svg:height="0.403cm" svg:x="0.176cm" svg:y="3.898cm"><text:p/></draw:ellipse><draw:line draw:style-name="gr37" draw:text-style-name="P67" svg:x1="0.527cm" svg:y1="2.101cm" svg:x2="0.927cm" svg:y2="2.101cm"><text:p/></draw:line><draw:line draw:style-name="gr37" draw:text-style-name="P67" svg:x1="0.527cm" svg:y1="1.101cm" svg:x2="0.927cm" svg:y2="1.101cm"><text:p/></draw:line><draw:line draw:style-name="gr37" draw:text-style-name="P67" svg:x1="0.527cm" svg:y1="3.099cm" svg:x2="0.927cm" svg:y2="3.099cm"><text:p/></draw:line><draw:line draw:style-name="gr38" draw:text-style-name="P67" svg:x1="0.527cm" svg:y1="1.9cm" svg:x2="0.777cm" svg:y2="1.9cm"><text:p/></draw:line><draw:line draw:style-name="gr38" draw:text-style-name="P67" svg:x1="0.527cm" svg:y1="1.7cm" svg:x2="0.777cm" svg:y2="1.7cm"><text:p/></draw:line><draw:line draw:style-name="gr38" draw:text-style-name="P67" svg:x1="0.527cm" svg:y1="1.499cm" svg:x2="0.777cm" svg:y2="1.499cm"><text:p/></draw:line><draw:line draw:style-name="gr38" draw:text-style-name="P67" svg:x1="0.527cm" svg:y1="1.3cm" svg:x2="0.777cm" svg:y2="1.3cm"><text:p/></draw:line><draw:line draw:style-name="gr38" draw:text-style-name="P67" svg:x1="0.527cm" svg:y1="0.9cm" svg:x2="0.777cm" svg:y2="0.9cm"><text:p/></draw:line><draw:line draw:style-name="gr38" draw:text-style-name="P67" svg:x1="0.527cm" svg:y1="0.7cm" svg:x2="0.777cm" svg:y2="0.7cm"><text:p/></draw:line><draw:line draw:style-name="gr38" draw:text-style-name="P67" svg:x1="0.527cm" svg:y1="0.499cm" svg:x2="0.777cm" svg:y2="0.499cm"><text:p/></draw:line><draw:line draw:style-name="gr38" draw:text-style-name="P67" svg:x1="0.527cm" svg:y1="0.3cm" svg:x2="0.777cm" svg:y2="0.3cm"><text:p/></draw:line><draw:line draw:style-name="gr38" draw:text-style-name="P67" svg:x1="0.527cm" svg:y1="2.3cm" svg:x2="0.777cm" svg:y2="2.3cm"><text:p/></draw:line><draw:line draw:style-name="gr38" draw:text-style-name="P67" svg:x1="0.527cm" svg:y1="2.499cm" svg:x2="0.777cm" svg:y2="2.499cm"><text:p/></draw:line><draw:line draw:style-name="gr38" draw:text-style-name="P67" svg:x1="0.527cm" svg:y1="2.701cm" svg:x2="0.777cm" svg:y2="2.701cm"><text:p/></draw:line><draw:line draw:style-name="gr38" draw:text-style-name="P67" svg:x1="0.527cm" svg:y1="2.9cm" svg:x2="0.777cm" svg:y2="2.9cm"><text:p/></draw:line><draw:line draw:style-name="gr38" draw:text-style-name="P67" svg:x1="0.527cm" svg:y1="3.3cm" svg:x2="0.777cm" svg:y2="3.3cm"><text:p/></draw:line><draw:line draw:style-name="gr38" draw:text-style-name="P67" svg:x1="0.527cm" svg:y1="3.5cm" svg:x2="0.777cm" svg:y2="3.5cm"><text:p/></draw:line><draw:line draw:style-name="gr38" draw:text-style-name="P67" svg:x1="0.527cm" svg:y1="3.701cm" svg:x2="0.777cm" svg:y2="3.701cm"><text:p/></draw:line><draw:frame draw:style-name="gr39" draw:text-style-name="P68" svg:width="0.214cm" svg:height="0.415cm" svg:x="1.05cm" svg:y="1.896cm"><draw:text-box><text:p text:style-name="P56"><text:span text:style-name="T31">0</text:span></text:p></draw:text-box></draw:frame><draw:frame draw:style-name="gr39" draw:text-style-name="P68" svg:width="0.214cm" svg:height="0.415cm" svg:x="1.05cm" svg:y="0.896cm"><draw:text-box><text:p text:style-name="P56"><text:span text:style-name="T31">5</text:span></text:p></draw:text-box></draw:frame><draw:frame draw:style-name="gr51" draw:text-style-name="P68" svg:width="0.373cm" svg:height="0.415cm" svg:x="1cm" svg:y="2.896cm"><draw:text-box><text:p text:style-name="P56"><text:span text:style-name="T32">–</text:span><text:span text:style-name="T31">5</text:span></text:p></draw:text-box></draw:frame><draw:rect draw:style-name="gr34" draw:text-style-name="P64" svg:width="1.505cm" svg:height="4.5cm" svg:x="1.861cm" svg:y="0cm"><text:p/></draw:rect><draw:rect draw:style-name="gr35" draw:text-style-name="P65" svg:width="0.205cm" svg:height="3.8cm" svg:x="2.161cm" svg:y="0.25cm"><text:p/></draw:rect><draw:rect draw:style-name="gr36" draw:text-style-name="P66" svg:width="0.205cm" svg:height="0.701cm" svg:x="2.161cm" svg:y="3.3cm"><text:p/></draw:rect><draw:ellipse draw:style-name="gr36" draw:text-style-name="P66" svg:width="0.399cm" svg:height="0.403cm" svg:x="2.062cm" svg:y="3.898cm"><text:p/></draw:ellipse><draw:line draw:style-name="gr37" draw:text-style-name="P67" svg:x1="2.411cm" svg:y1="2.101cm" svg:x2="2.811cm" svg:y2="2.101cm"><text:p/></draw:line><draw:line draw:style-name="gr37" draw:text-style-name="P67" svg:x1="2.411cm" svg:y1="1.101cm" svg:x2="2.811cm" svg:y2="1.101cm"><text:p/></draw:line><draw:line draw:style-name="gr37" draw:text-style-name="P67" svg:x1="2.411cm" svg:y1="3.099cm" svg:x2="2.811cm" svg:y2="3.099cm"><text:p/></draw:line><draw:line draw:style-name="gr38" draw:text-style-name="P67" svg:x1="2.411cm" svg:y1="1.9cm" svg:x2="2.661cm" svg:y2="1.9cm"><text:p/></draw:line><draw:line draw:style-name="gr38" draw:text-style-name="P67" svg:x1="2.411cm" svg:y1="1.7cm" svg:x2="2.661cm" svg:y2="1.7cm"><text:p/></draw:line><draw:line draw:style-name="gr38" draw:text-style-name="P67" svg:x1="2.411cm" svg:y1="1.499cm" svg:x2="2.661cm" svg:y2="1.499cm"><text:p/></draw:line><draw:line draw:style-name="gr38" draw:text-style-name="P67" svg:x1="2.411cm" svg:y1="1.3cm" svg:x2="2.661cm" svg:y2="1.3cm"><text:p/></draw:line><draw:line draw:style-name="gr38" draw:text-style-name="P67" svg:x1="2.411cm" svg:y1="0.9cm" svg:x2="2.661cm" svg:y2="0.9cm"><text:p/></draw:line><draw:line draw:style-name="gr38" draw:text-style-name="P67" svg:x1="2.411cm" svg:y1="0.7cm" svg:x2="2.661cm" svg:y2="0.7cm"><text:p/></draw:line><draw:line draw:style-name="gr38" draw:text-style-name="P67" svg:x1="2.411cm" svg:y1="0.499cm" svg:x2="2.661cm" svg:y2="0.499cm"><text:p/></draw:line><draw:line draw:style-name="gr38" draw:text-style-name="P67" svg:x1="2.411cm" svg:y1="0.3cm" svg:x2="2.661cm" svg:y2="0.3cm"><text:p/></draw:line><draw:line draw:style-name="gr38" draw:text-style-name="P67" svg:x1="2.411cm" svg:y1="2.3cm" svg:x2="2.661cm" svg:y2="2.3cm"><text:p/></draw:line><draw:line draw:style-name="gr38" draw:text-style-name="P67" svg:x1="2.411cm" svg:y1="2.499cm" svg:x2="2.661cm" svg:y2="2.499cm"><text:p/></draw:line><draw:line draw:style-name="gr38" draw:text-style-name="P67" svg:x1="2.411cm" svg:y1="2.701cm" svg:x2="2.661cm" svg:y2="2.701cm"><text:p/></draw:line><draw:line draw:style-name="gr38" draw:text-style-name="P67" svg:x1="2.411cm" svg:y1="2.9cm" svg:x2="2.661cm" svg:y2="2.9cm"><text:p/></draw:line><draw:line draw:style-name="gr38" draw:text-style-name="P67" svg:x1="2.411cm" svg:y1="3.3cm" svg:x2="2.661cm" svg:y2="3.3cm"><text:p/></draw:line><draw:line draw:style-name="gr38" draw:text-style-name="P67" svg:x1="2.411cm" svg:y1="3.5cm" svg:x2="2.661cm" svg:y2="3.5cm"><text:p/></draw:line><draw:line draw:style-name="gr38" draw:text-style-name="P67" svg:x1="2.411cm" svg:y1="3.701cm" svg:x2="2.661cm" svg:y2="3.701cm"><text:p/></draw:line><draw:frame draw:style-name="gr39" draw:text-style-name="P68" svg:width="0.214cm" svg:height="0.415cm" svg:x="2.97cm" svg:y="1.896cm"><draw:text-box><text:p text:style-name="P56"><text:span text:style-name="T31">0</text:span></text:p></draw:text-box></draw:frame><draw:line draw:style-name="gr38" draw:text-style-name="P67" svg:x1="2.411cm" svg:y1="1.799cm" svg:x2="2.661cm" svg:y2="1.799cm"><text:p/></draw:line><draw:line draw:style-name="gr38" draw:text-style-name="P67" svg:x1="2.411cm" svg:y1="1.6cm" svg:x2="2.661cm" svg:y2="1.6cm"><text:p/></draw:line><draw:line draw:style-name="gr38" draw:text-style-name="P67" svg:x1="2.411cm" svg:y1="1.401cm" svg:x2="2.661cm" svg:y2="1.401cm"><text:p/></draw:line><draw:line draw:style-name="gr38" draw:text-style-name="P67" svg:x1="2.411cm" svg:y1="1.199cm" svg:x2="2.661cm" svg:y2="1.199cm"><text:p/></draw:line><draw:line draw:style-name="gr38" draw:text-style-name="P67" svg:x1="2.411cm" svg:y1="1cm" svg:x2="2.661cm" svg:y2="1cm"><text:p/></draw:line><draw:line draw:style-name="gr38" draw:text-style-name="P67" svg:x1="2.411cm" svg:y1="0.801cm" svg:x2="2.661cm" svg:y2="0.801cm"><text:p/></draw:line><draw:line draw:style-name="gr38" draw:text-style-name="P67" svg:x1="2.411cm" svg:y1="0.6cm" svg:x2="2.661cm" svg:y2="0.6cm"><text:p/></draw:line><draw:line draw:style-name="gr38" draw:text-style-name="P67" svg:x1="2.411cm" svg:y1="0.4cm" svg:x2="2.661cm" svg:y2="0.4cm"><text:p/></draw:line><draw:line draw:style-name="gr38" draw:text-style-name="P67" svg:x1="2.411cm" svg:y1="2cm" svg:x2="2.661cm" svg:y2="2cm"><text:p/></draw:line><draw:line draw:style-name="gr38" draw:text-style-name="P67" svg:x1="2.411cm" svg:y1="2.2cm" svg:x2="2.661cm" svg:y2="2.2cm"><text:p/></draw:line><draw:line draw:style-name="gr38" draw:text-style-name="P67" svg:x1="2.411cm" svg:y1="2.401cm" svg:x2="2.661cm" svg:y2="2.401cm"><text:p/></draw:line><draw:line draw:style-name="gr38" draw:text-style-name="P67" svg:x1="2.411cm" svg:y1="2.6cm" svg:x2="2.661cm" svg:y2="2.6cm"><text:p/></draw:line><draw:line draw:style-name="gr38" draw:text-style-name="P67" svg:x1="2.411cm" svg:y1="2.799cm" svg:x2="2.661cm" svg:y2="2.799cm"><text:p/></draw:line><draw:line draw:style-name="gr38" draw:text-style-name="P67" svg:x1="2.411cm" svg:y1="3cm" svg:x2="2.661cm" svg:y2="3cm"><text:p/></draw:line><draw:line draw:style-name="gr38" draw:text-style-name="P67" svg:x1="2.411cm" svg:y1="3.2cm" svg:x2="2.661cm" svg:y2="3.2cm"><text:p/></draw:line><draw:line draw:style-name="gr38" draw:text-style-name="P67" svg:x1="2.411cm" svg:y1="3.401cm" svg:x2="2.661cm" svg:y2="3.401cm"><text:p/></draw:line><draw:line draw:style-name="gr38" draw:text-style-name="P67" svg:x1="2.411cm" svg:y1="3.6cm" svg:x2="2.661cm" svg:y2="3.6cm"><text:p/></draw:line><draw:rect draw:style-name="gr34" draw:text-style-name="P64" svg:width="1.505cm" svg:height="4.5cm" svg:x="3.731cm" svg:y="0cm"><text:p/></draw:rect><draw:rect draw:style-name="gr35" draw:text-style-name="P65" svg:width="0.202cm" svg:height="3.8cm" svg:x="4.03cm" svg:y="0.25cm"><text:p/></draw:rect><draw:rect draw:style-name="gr36" draw:text-style-name="P66" svg:width="0.202cm" svg:height="2.505cm" svg:x="4.03cm" svg:y="1.498cm"><text:p/></draw:rect><draw:ellipse draw:style-name="gr36" draw:text-style-name="P66" svg:width="0.399cm" svg:height="0.403cm" svg:x="3.932cm" svg:y="3.898cm"><text:p/></draw:ellipse><draw:line draw:style-name="gr37" draw:text-style-name="P67" svg:x1="4.281cm" svg:y1="2.101cm" svg:x2="4.681cm" svg:y2="2.101cm"><text:p/></draw:line><draw:line draw:style-name="gr37" draw:text-style-name="P67" svg:x1="4.281cm" svg:y1="1.101cm" svg:x2="4.681cm" svg:y2="1.101cm"><text:p/></draw:line><draw:line draw:style-name="gr37" draw:text-style-name="P67" svg:x1="4.281cm" svg:y1="3.099cm" svg:x2="4.681cm" svg:y2="3.099cm"><text:p/></draw:line><draw:line draw:style-name="gr38" draw:text-style-name="P67" svg:x1="4.281cm" svg:y1="1.9cm" svg:x2="4.531cm" svg:y2="1.9cm"><text:p/></draw:line><draw:line draw:style-name="gr38" draw:text-style-name="P67" svg:x1="4.281cm" svg:y1="1.7cm" svg:x2="4.531cm" svg:y2="1.7cm"><text:p/></draw:line><draw:line draw:style-name="gr38" draw:text-style-name="P67" svg:x1="4.281cm" svg:y1="1.499cm" svg:x2="4.531cm" svg:y2="1.499cm"><text:p/></draw:line><draw:line draw:style-name="gr38" draw:text-style-name="P67" svg:x1="4.281cm" svg:y1="1.3cm" svg:x2="4.531cm" svg:y2="1.3cm"><text:p/></draw:line><draw:line draw:style-name="gr38" draw:text-style-name="P67" svg:x1="4.281cm" svg:y1="0.9cm" svg:x2="4.531cm" svg:y2="0.9cm"><text:p/></draw:line><draw:line draw:style-name="gr38" draw:text-style-name="P67" svg:x1="4.281cm" svg:y1="0.7cm" svg:x2="4.531cm" svg:y2="0.7cm"><text:p/></draw:line><draw:line draw:style-name="gr38" draw:text-style-name="P67" svg:x1="4.281cm" svg:y1="0.499cm" svg:x2="4.531cm" svg:y2="0.499cm"><text:p/></draw:line><draw:line draw:style-name="gr38" draw:text-style-name="P67" svg:x1="4.281cm" svg:y1="0.3cm" svg:x2="4.531cm" svg:y2="0.3cm"><text:p/></draw:line><draw:line draw:style-name="gr38" draw:text-style-name="P67" svg:x1="4.281cm" svg:y1="2.3cm" svg:x2="4.531cm" svg:y2="2.3cm"><text:p/></draw:line><draw:line draw:style-name="gr38" draw:text-style-name="P67" svg:x1="4.281cm" svg:y1="2.499cm" svg:x2="4.531cm" svg:y2="2.499cm"><text:p/></draw:line><draw:line draw:style-name="gr38" draw:text-style-name="P67" svg:x1="4.281cm" svg:y1="2.701cm" svg:x2="4.531cm" svg:y2="2.701cm"><text:p/></draw:line><draw:line draw:style-name="gr38" draw:text-style-name="P67" svg:x1="4.281cm" svg:y1="2.9cm" svg:x2="4.531cm" svg:y2="2.9cm"><text:p/></draw:line><draw:line draw:style-name="gr38" draw:text-style-name="P67" svg:x1="4.281cm" svg:y1="3.3cm" svg:x2="4.531cm" svg:y2="3.3cm"><text:p/></draw:line><draw:line draw:style-name="gr38" draw:text-style-name="P67" svg:x1="4.281cm" svg:y1="3.5cm" svg:x2="4.531cm" svg:y2="3.5cm"><text:p/></draw:line><draw:line draw:style-name="gr38" draw:text-style-name="P67" svg:x1="4.281cm" svg:y1="3.701cm" svg:x2="4.531cm" svg:y2="3.701cm"><text:p/></draw:line><draw:frame draw:style-name="gr39" draw:text-style-name="P68" svg:width="0.214cm" svg:height="0.415cm" svg:x="4.81cm" svg:y="1.894cm"><draw:text-box><text:p text:style-name="P56"><text:span text:style-name="T31">0</text:span></text:p></draw:text-box></draw:frame><draw:frame draw:style-name="gr51" draw:text-style-name="P68" svg:width="0.373cm" svg:height="0.415cm" svg:x="4.75cm" svg:y="2.896cm"><draw:text-box><text:p text:style-name="P56"><text:span text:style-name="T33">–</text:span><text:span text:style-name="T31">1</text:span></text:p></draw:text-box></draw:frame><draw:rect draw:style-name="gr34" draw:text-style-name="P64" svg:width="1.505cm" svg:height="4.5cm" svg:x="5.611cm" svg:y="0cm"><text:p/></draw:rect><draw:rect draw:style-name="gr35" draw:text-style-name="P65" svg:width="0.205cm" svg:height="3.8cm" svg:x="5.911cm" svg:y="0.25cm"><text:p/></draw:rect><draw:rect draw:style-name="gr36" draw:text-style-name="P66" svg:width="0.205cm" svg:height="2.103cm" svg:x="5.911cm" svg:y="1.9cm"><text:p/></draw:rect><draw:ellipse draw:style-name="gr36" draw:text-style-name="P66" svg:width="0.401cm" svg:height="0.403cm" svg:x="5.812cm" svg:y="3.898cm"><text:p/></draw:ellipse><draw:line draw:style-name="gr37" draw:text-style-name="P67" svg:x1="6.161cm" svg:y1="2.101cm" svg:x2="6.561cm" svg:y2="2.101cm"><text:p/></draw:line><draw:line draw:style-name="gr37" draw:text-style-name="P67" svg:x1="6.161cm" svg:y1="1.101cm" svg:x2="6.561cm" svg:y2="1.101cm"><text:p/></draw:line><draw:line draw:style-name="gr37" draw:text-style-name="P67" svg:x1="6.161cm" svg:y1="3.099cm" svg:x2="6.561cm" svg:y2="3.099cm"><text:p/></draw:line><draw:line draw:style-name="gr38" draw:text-style-name="P67" svg:x1="6.161cm" svg:y1="1.9cm" svg:x2="6.411cm" svg:y2="1.9cm"><text:p/></draw:line><draw:line draw:style-name="gr38" draw:text-style-name="P67" svg:x1="6.161cm" svg:y1="1.7cm" svg:x2="6.411cm" svg:y2="1.7cm"><text:p/></draw:line><draw:line draw:style-name="gr38" draw:text-style-name="P67" svg:x1="6.161cm" svg:y1="1.499cm" svg:x2="6.411cm" svg:y2="1.499cm"><text:p/></draw:line><draw:line draw:style-name="gr38" draw:text-style-name="P67" svg:x1="6.161cm" svg:y1="1.3cm" svg:x2="6.411cm" svg:y2="1.3cm"><text:p/></draw:line><draw:line draw:style-name="gr38" draw:text-style-name="P67" svg:x1="6.161cm" svg:y1="0.9cm" svg:x2="6.411cm" svg:y2="0.9cm"><text:p/></draw:line><draw:line draw:style-name="gr38" draw:text-style-name="P67" svg:x1="6.161cm" svg:y1="0.7cm" svg:x2="6.411cm" svg:y2="0.7cm"><text:p/></draw:line><draw:line draw:style-name="gr38" draw:text-style-name="P67" svg:x1="6.161cm" svg:y1="0.499cm" svg:x2="6.411cm" svg:y2="0.499cm"><text:p/></draw:line><draw:line draw:style-name="gr38" draw:text-style-name="P67" svg:x1="6.161cm" svg:y1="0.3cm" svg:x2="6.411cm" svg:y2="0.3cm"><text:p/></draw:line><draw:line draw:style-name="gr38" draw:text-style-name="P67" svg:x1="6.161cm" svg:y1="2.3cm" svg:x2="6.411cm" svg:y2="2.3cm"><text:p/></draw:line><draw:line draw:style-name="gr38" draw:text-style-name="P67" svg:x1="6.161cm" svg:y1="2.499cm" svg:x2="6.411cm" svg:y2="2.499cm"><text:p/></draw:line><draw:line draw:style-name="gr38" draw:text-style-name="P67" svg:x1="6.161cm" svg:y1="2.701cm" svg:x2="6.411cm" svg:y2="2.701cm"><text:p/></draw:line><draw:line draw:style-name="gr38" draw:text-style-name="P67" svg:x1="6.161cm" svg:y1="2.9cm" svg:x2="6.411cm" svg:y2="2.9cm"><text:p/></draw:line><draw:line draw:style-name="gr38" draw:text-style-name="P67" svg:x1="6.161cm" svg:y1="3.3cm" svg:x2="6.411cm" svg:y2="3.3cm"><text:p/></draw:line><draw:line draw:style-name="gr38" draw:text-style-name="P67" svg:x1="6.161cm" svg:y1="3.5cm" svg:x2="6.411cm" svg:y2="3.5cm"><text:p/></draw:line><draw:line draw:style-name="gr38" draw:text-style-name="P67" svg:x1="6.161cm" svg:y1="3.701cm" svg:x2="6.411cm" svg:y2="3.701cm"><text:p/></draw:line><draw:line draw:style-name="gr38" draw:text-style-name="P67" svg:x1="6.161cm" svg:y1="1.799cm" svg:x2="6.411cm" svg:y2="1.799cm"><text:p/></draw:line><draw:line draw:style-name="gr38" draw:text-style-name="P67" svg:x1="6.161cm" svg:y1="1.6cm" svg:x2="6.411cm" svg:y2="1.6cm"><text:p/></draw:line><draw:line draw:style-name="gr38" draw:text-style-name="P67" svg:x1="6.161cm" svg:y1="1.401cm" svg:x2="6.411cm" svg:y2="1.401cm"><text:p/></draw:line><draw:line draw:style-name="gr38" draw:text-style-name="P67" svg:x1="6.161cm" svg:y1="1.199cm" svg:x2="6.411cm" svg:y2="1.199cm"><text:p/></draw:line><draw:line draw:style-name="gr38" draw:text-style-name="P67" svg:x1="6.161cm" svg:y1="1cm" svg:x2="6.411cm" svg:y2="1cm"><text:p/></draw:line><draw:line draw:style-name="gr38" draw:text-style-name="P67" svg:x1="6.161cm" svg:y1="0.801cm" svg:x2="6.411cm" svg:y2="0.801cm"><text:p/></draw:line><draw:line draw:style-name="gr38" draw:text-style-name="P67" svg:x1="6.161cm" svg:y1="0.6cm" svg:x2="6.411cm" svg:y2="0.6cm"><text:p/></draw:line><draw:line draw:style-name="gr38" draw:text-style-name="P67" svg:x1="6.161cm" svg:y1="0.4cm" svg:x2="6.411cm" svg:y2="0.4cm"><text:p/></draw:line><draw:line draw:style-name="gr38" draw:text-style-name="P67" svg:x1="6.161cm" svg:y1="2cm" svg:x2="6.411cm" svg:y2="2cm"><text:p/></draw:line><draw:line draw:style-name="gr38" draw:text-style-name="P67" svg:x1="6.161cm" svg:y1="2.2cm" svg:x2="6.411cm" svg:y2="2.2cm"><text:p/></draw:line><draw:line draw:style-name="gr38" draw:text-style-name="P67" svg:x1="6.161cm" svg:y1="2.401cm" svg:x2="6.411cm" svg:y2="2.401cm"><text:p/></draw:line><draw:line draw:style-name="gr38" draw:text-style-name="P67" svg:x1="6.161cm" svg:y1="2.6cm" svg:x2="6.411cm" svg:y2="2.6cm"><text:p/></draw:line><draw:line draw:style-name="gr38" draw:text-style-name="P67" svg:x1="6.161cm" svg:y1="2.799cm" svg:x2="6.411cm" svg:y2="2.799cm"><text:p/></draw:line><draw:line draw:style-name="gr38" draw:text-style-name="P67" svg:x1="6.161cm" svg:y1="3cm" svg:x2="6.411cm" svg:y2="3cm"><text:p/></draw:line><draw:line draw:style-name="gr38" draw:text-style-name="P67" svg:x1="6.161cm" svg:y1="3.2cm" svg:x2="6.411cm" svg:y2="3.2cm"><text:p/></draw:line><draw:line draw:style-name="gr38" draw:text-style-name="P67" svg:x1="6.161cm" svg:y1="3.401cm" svg:x2="6.411cm" svg:y2="3.401cm"><text:p/></draw:line><draw:line draw:style-name="gr38" draw:text-style-name="P67" svg:x1="6.161cm" svg:y1="3.6cm" svg:x2="6.411cm" svg:y2="3.6cm"><text:p/></draw:line><draw:rect draw:style-name="gr34" draw:text-style-name="P64" svg:width="1.505cm" svg:height="4.5cm" svg:x="7.481cm" svg:y="0cm"><text:p/></draw:rect><draw:rect draw:style-name="gr35" draw:text-style-name="P65" svg:width="0.205cm" svg:height="3.8cm" svg:x="7.781cm" svg:y="0.25cm"><text:p/></draw:rect><draw:rect draw:style-name="gr36" draw:text-style-name="P66" svg:width="0.205cm" svg:height="1.304cm" svg:x="7.781cm" svg:y="2.701cm"><text:p/></draw:rect><draw:ellipse draw:style-name="gr36" draw:text-style-name="P66" svg:width="0.401cm" svg:height="0.403cm" svg:x="7.68cm" svg:y="3.898cm"><text:p/></draw:ellipse><draw:line draw:style-name="gr37" draw:text-style-name="P67" svg:x1="8.029cm" svg:y1="2.101cm" svg:x2="8.429cm" svg:y2="2.101cm"><text:p/></draw:line><draw:line draw:style-name="gr37" draw:text-style-name="P67" svg:x1="8.029cm" svg:y1="1.101cm" svg:x2="8.429cm" svg:y2="1.101cm"><text:p/></draw:line><draw:line draw:style-name="gr37" draw:text-style-name="P67" svg:x1="8.029cm" svg:y1="3.099cm" svg:x2="8.429cm" svg:y2="3.099cm"><text:p/></draw:line><draw:line draw:style-name="gr38" draw:text-style-name="P67" svg:x1="8.029cm" svg:y1="1.9cm" svg:x2="8.279cm" svg:y2="1.9cm"><text:p/></draw:line><draw:line draw:style-name="gr38" draw:text-style-name="P67" svg:x1="8.029cm" svg:y1="1.7cm" svg:x2="8.279cm" svg:y2="1.7cm"><text:p/></draw:line><draw:line draw:style-name="gr38" draw:text-style-name="P67" svg:x1="8.029cm" svg:y1="1.499cm" svg:x2="8.279cm" svg:y2="1.499cm"><text:p/></draw:line><draw:line draw:style-name="gr38" draw:text-style-name="P67" svg:x1="8.029cm" svg:y1="1.3cm" svg:x2="8.279cm" svg:y2="1.3cm"><text:p/></draw:line><draw:line draw:style-name="gr38" draw:text-style-name="P67" svg:x1="8.029cm" svg:y1="0.9cm" svg:x2="8.279cm" svg:y2="0.9cm"><text:p/></draw:line><draw:line draw:style-name="gr38" draw:text-style-name="P67" svg:x1="8.029cm" svg:y1="0.7cm" svg:x2="8.279cm" svg:y2="0.7cm"><text:p/></draw:line><draw:line draw:style-name="gr38" draw:text-style-name="P67" svg:x1="8.029cm" svg:y1="0.499cm" svg:x2="8.279cm" svg:y2="0.499cm"><text:p/></draw:line><draw:line draw:style-name="gr38" draw:text-style-name="P67" svg:x1="8.029cm" svg:y1="0.3cm" svg:x2="8.279cm" svg:y2="0.3cm"><text:p/></draw:line><draw:line draw:style-name="gr38" draw:text-style-name="P67" svg:x1="8.029cm" svg:y1="2.3cm" svg:x2="8.279cm" svg:y2="2.3cm"><text:p/></draw:line><draw:line draw:style-name="gr38" draw:text-style-name="P67" svg:x1="8.029cm" svg:y1="2.499cm" svg:x2="8.279cm" svg:y2="2.499cm"><text:p/></draw:line><draw:line draw:style-name="gr38" draw:text-style-name="P67" svg:x1="8.029cm" svg:y1="2.701cm" svg:x2="8.279cm" svg:y2="2.701cm"><text:p/></draw:line><draw:line draw:style-name="gr38" draw:text-style-name="P67" svg:x1="8.029cm" svg:y1="2.9cm" svg:x2="8.279cm" svg:y2="2.9cm"><text:p/></draw:line><draw:line draw:style-name="gr38" draw:text-style-name="P67" svg:x1="8.029cm" svg:y1="3.3cm" svg:x2="8.279cm" svg:y2="3.3cm"><text:p/></draw:line><draw:line draw:style-name="gr38" draw:text-style-name="P67" svg:x1="8.029cm" svg:y1="3.5cm" svg:x2="8.279cm" svg:y2="3.5cm"><text:p/></draw:line><draw:line draw:style-name="gr38" draw:text-style-name="P67" svg:x1="8.029cm" svg:y1="3.701cm" svg:x2="8.279cm" svg:y2="3.701cm"><text:p/></draw:line><draw:line draw:style-name="gr38" draw:text-style-name="P67" svg:x1="8.029cm" svg:y1="1.799cm" svg:x2="8.279cm" svg:y2="1.799cm"><text:p/></draw:line><draw:line draw:style-name="gr38" draw:text-style-name="P67" svg:x1="8.029cm" svg:y1="1.6cm" svg:x2="8.279cm" svg:y2="1.6cm"><text:p/></draw:line><draw:line draw:style-name="gr38" draw:text-style-name="P67" svg:x1="8.029cm" svg:y1="1.401cm" svg:x2="8.279cm" svg:y2="1.401cm"><text:p/></draw:line><draw:line draw:style-name="gr38" draw:text-style-name="P67" svg:x1="8.029cm" svg:y1="1.199cm" svg:x2="8.279cm" svg:y2="1.199cm"><text:p/></draw:line><draw:line draw:style-name="gr38" draw:text-style-name="P67" svg:x1="8.029cm" svg:y1="1cm" svg:x2="8.279cm" svg:y2="1cm"><text:p/></draw:line><draw:line draw:style-name="gr38" draw:text-style-name="P67" svg:x1="8.029cm" svg:y1="0.801cm" svg:x2="8.279cm" svg:y2="0.801cm"><text:p/></draw:line><draw:line draw:style-name="gr38" draw:text-style-name="P67" svg:x1="8.029cm" svg:y1="0.6cm" svg:x2="8.279cm" svg:y2="0.6cm"><text:p/></draw:line><draw:line draw:style-name="gr38" draw:text-style-name="P67" svg:x1="8.029cm" svg:y1="0.4cm" svg:x2="8.279cm" svg:y2="0.4cm"><text:p/></draw:line><draw:line draw:style-name="gr38" draw:text-style-name="P67" svg:x1="8.029cm" svg:y1="2cm" svg:x2="8.279cm" svg:y2="2cm"><text:p/></draw:line><draw:line draw:style-name="gr38" draw:text-style-name="P67" svg:x1="8.029cm" svg:y1="2.2cm" svg:x2="8.279cm" svg:y2="2.2cm"><text:p/></draw:line><draw:line draw:style-name="gr38" draw:text-style-name="P67" svg:x1="8.029cm" svg:y1="2.401cm" svg:x2="8.279cm" svg:y2="2.401cm"><text:p/></draw:line><draw:line draw:style-name="gr38" draw:text-style-name="P67" svg:x1="8.029cm" svg:y1="2.6cm" svg:x2="8.279cm" svg:y2="2.6cm"><text:p/></draw:line><draw:line draw:style-name="gr38" draw:text-style-name="P67" svg:x1="8.029cm" svg:y1="2.799cm" svg:x2="8.279cm" svg:y2="2.799cm"><text:p/></draw:line><draw:line draw:style-name="gr38" draw:text-style-name="P67" svg:x1="8.029cm" svg:y1="3cm" svg:x2="8.279cm" svg:y2="3cm"><text:p/></draw:line><draw:line draw:style-name="gr38" draw:text-style-name="P67" svg:x1="8.029cm" svg:y1="3.2cm" svg:x2="8.279cm" svg:y2="3.2cm"><text:p/></draw:line><draw:line draw:style-name="gr38" draw:text-style-name="P67" svg:x1="8.029cm" svg:y1="3.401cm" svg:x2="8.279cm" svg:y2="3.401cm"><text:p/></draw:line><draw:line draw:style-name="gr38" draw:text-style-name="P67" svg:x1="8.029cm" svg:y1="3.6cm" svg:x2="8.279cm" svg:y2="3.6cm"><text:p/></draw:line><draw:frame draw:style-name="gr52" draw:text-style-name="P68" svg:width="0.428cm" svg:height="0.415cm" svg:x="2.88cm" svg:y="0.894cm"><draw:text-box><text:p text:style-name="P56"><text:span text:style-name="T31">10</text:span></text:p></draw:text-box></draw:frame><draw:frame draw:style-name="gr53" draw:text-style-name="P68" svg:width="0.32cm" svg:height="0.415cm" svg:x="4.75cm" svg:y="0.901cm"><draw:text-box><text:p text:style-name="P56"><text:span text:style-name="T31"><text:s/></text:span><text:span text:style-name="T31">1</text:span></text:p></draw:text-box></draw:frame><draw:frame draw:style-name="gr39" draw:text-style-name="P68" svg:width="0.214cm" svg:height="0.415cm" svg:x="6.69cm" svg:y="1.894cm"><draw:text-box><text:p text:style-name="P56"><text:span text:style-name="T31">0</text:span></text:p></draw:text-box></draw:frame><draw:frame draw:style-name="gr51" draw:text-style-name="P68" svg:width="0.373cm" svg:height="0.415cm" svg:x="6.63cm" svg:y="2.896cm"><draw:text-box><text:p text:style-name="P56"><text:span text:style-name="T33">–</text:span><text:span text:style-name="T31">1</text:span></text:p></draw:text-box></draw:frame><draw:frame draw:style-name="gr53" draw:text-style-name="P68" svg:width="0.32cm" svg:height="0.415cm" svg:x="6.63cm" svg:y="0.901cm"><draw:text-box><text:p text:style-name="P56"><text:span text:style-name="T31"><text:s/></text:span><text:span text:style-name="T31">1</text:span></text:p></draw:text-box></draw:frame><draw:frame draw:style-name="gr39" draw:text-style-name="P68" svg:width="0.214cm" svg:height="0.415cm" svg:x="8.56cm" svg:y="1.893cm"><draw:text-box><text:p text:style-name="P56"><text:span text:style-name="T31">0</text:span></text:p></draw:text-box></draw:frame><draw:frame draw:style-name="gr51" draw:text-style-name="P68" svg:width="0.373cm" svg:height="0.415cm" svg:x="8.5cm" svg:y="2.893cm"><draw:text-box><text:p text:style-name="P56"><text:span text:style-name="T33">–</text:span><text:span text:style-name="T31">1</text:span></text:p></draw:text-box></draw:frame></draw:g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h text:style-name="P52" text:outline-level="1"><text:span text:style-name="T14">3</text:span>°C</text:h>
            </table:table-cell>
            <table:table-cell table:style-name="Tableau1.A1" office:value-type="string">
              <text:h text:style-name="P52" text:outline-level="1">−<text:span text:style-name="T15">12</text:span>°C</text:h>
            </table:table-cell>
            <table:table-cell table:style-name="Tableau1.A1" office:value-type="string">
              <text:h text:style-name="P52" text:outline-level="1"><text:span text:style-name="T14">0,6</text:span>°C</text:h>
            </table:table-cell>
            <table:table-cell table:style-name="Tableau1.A1" office:value-type="string">
              <text:h text:style-name="P52" text:outline-level="1"><text:span text:style-name="T14">0</text:span>,2°C</text:h>
            </table:table-cell>
            <table:table-cell table:style-name="Tableau1.E1" office:value-type="string">
              <text:h text:style-name="P52" text:outline-level="1">−<text:span text:style-name="T14">0</text:span>,<text:span text:style-name="T14">6</text:span>°C</text:h>
            </table:table-cell>
          </table:table-row>
        </table:table-header-rows>
      </table:table>
      <text:list text:continue-numbering="true" text:style-name="_5f_Numérotation_20_des_20_exercices">
        <text:list-item>
          <text:h text:style-name="P53" text:outline-level="1"><text:span text:style-name="_5f_Caractères_5f_gras">Chaud et froid (bis)</text:span></text:h>
        </text:list-item>
      </text:list>
      <text:h text:style-name="_5f_Paragraphe" text:outline-level="1"><text:span text:style-name="_5f_Caractères">Indique par un trait de couleur la graduation correspondant à la température donnée en °C.</text:span></text:h>
      <text:h text:style-name="P45" text:outline-level="1"><draw:custom-shape text:anchor-type="paragraph" draw:z-index="106" draw:name="Forme 4" draw:style-name="gr32" draw:text-style-name="P63" svg:width="0.204cm" svg:height="2.985cm" svg:x="5.95cm" svg:y="1.016cm"><text:p/><draw:enhanced-geometry svg:viewBox="0 0 21600 21600" draw:type="rectangle" draw:enhanced-path="M 0 0 L 21600 0 21600 21600 0 21600 0 0 Z N"/></draw:custom-shape><draw:custom-shape text:anchor-type="paragraph" draw:z-index="107" draw:name="Forme 5" draw:style-name="gr31" draw:text-style-name="P63" svg:width="0.2cm" svg:height="0.32cm" svg:x="7.812cm" svg:y="3.67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8" draw:name="Forme 3" draw:style-name="gr30" draw:text-style-name="P63" svg:width="0.204cm" svg:height="1.329cm" svg:x="4.069cm" svg:y="2.671cm"><text:p/><draw:enhanced-geometry svg:viewBox="0 0 21600 21600" draw:type="rectangle" draw:enhanced-path="M 0 0 L 21600 0 21600 21600 0 21600 0 0 Z N"/></draw:custom-shape><draw:custom-shape text:anchor-type="paragraph" draw:z-index="109" draw:name="Forme 2" draw:style-name="gr29" draw:text-style-name="P63" svg:width="0.2cm" svg:height="0.615cm" svg:x="2.187cm" svg:y="3.387cm"><text:p/><draw:enhanced-geometry svg:viewBox="0 0 21600 21600" draw:type="rectangle" draw:enhanced-path="M 0 0 L 21600 0 21600 21600 0 21600 0 0 Z N"/></draw:custom-shape><draw:custom-shape text:anchor-type="paragraph" draw:z-index="110" draw:name="Forme 1" draw:style-name="gr28" draw:text-style-name="P63" svg:width="0.2cm" svg:height="3.5cm" svg:x="0.3cm" svg:y="0.501cm"><text:p/><draw:enhanced-geometry svg:viewBox="0 0 21600 21600" draw:type="rectangle" draw:enhanced-path="M 0 0 L 21600 0 21600 21600 0 21600 0 0 Z N"/></draw:custom-shape><draw:g text:anchor-type="as-char" svg:y="-0.185cm" draw:z-index="105" draw:name="Forme2" draw:style-name="gr33"><draw:rect draw:style-name="gr34" draw:text-style-name="P64" svg:width="1.5cm" svg:height="4.5cm" svg:x="1.887cm" svg:y="0cm"><text:p/></draw:rect><draw:rect draw:style-name="gr34" draw:text-style-name="P64" svg:width="1.5cm" svg:height="4.5cm" svg:x="0cm" svg:y="0cm"><text:p/></draw:rect><draw:rect draw:style-name="gr35" draw:text-style-name="P65" svg:width="0.2cm" svg:height="3.8cm" svg:x="0.3cm" svg:y="0.25cm"><text:p/></draw:rect><draw:circle draw:style-name="gr36" draw:text-style-name="P66" svg:width="0.401cm" svg:height="0.401cm" svg:x="0.199cm" svg:y="3.9cm"><text:p/></draw:circle><draw:line draw:style-name="gr37" draw:text-style-name="P67" svg:x1="0.55cm" svg:y1="2.101cm" svg:x2="0.95cm" svg:y2="2.101cm"><text:p/></draw:line><draw:line draw:style-name="gr37" draw:text-style-name="P67" svg:x1="0.55cm" svg:y1="1.102cm" svg:x2="0.95cm" svg:y2="1.102cm"><text:p/></draw:line><draw:line draw:style-name="gr37" draw:text-style-name="P67" svg:x1="0.55cm" svg:y1="3.099cm" svg:x2="0.95cm" svg:y2="3.099cm"><text:p/></draw:line><draw:line draw:style-name="gr38" draw:text-style-name="P67" svg:x1="0.55cm" svg:y1="1.9cm" svg:x2="0.8cm" svg:y2="1.9cm"><text:p/></draw:line><draw:line draw:style-name="gr38" draw:text-style-name="P67" svg:x1="0.55cm" svg:y1="1.7cm" svg:x2="0.8cm" svg:y2="1.7cm"><text:p/></draw:line><draw:line draw:style-name="gr38" draw:text-style-name="P67" svg:x1="0.55cm" svg:y1="1.499cm" svg:x2="0.8cm" svg:y2="1.499cm"><text:p/></draw:line><draw:line draw:style-name="gr38" draw:text-style-name="P67" svg:x1="0.55cm" svg:y1="1.3cm" svg:x2="0.8cm" svg:y2="1.3cm"><text:p/></draw:line><draw:line draw:style-name="gr38" draw:text-style-name="P67" svg:x1="0.55cm" svg:y1="0.901cm" svg:x2="0.8cm" svg:y2="0.901cm"><text:p/></draw:line><draw:line draw:style-name="gr38" draw:text-style-name="P67" svg:x1="0.55cm" svg:y1="0.7cm" svg:x2="0.8cm" svg:y2="0.7cm"><text:p/></draw:line><draw:line draw:style-name="gr38" draw:text-style-name="P67" svg:x1="0.55cm" svg:y1="0.499cm" svg:x2="0.8cm" svg:y2="0.499cm"><text:p/></draw:line><draw:line draw:style-name="gr38" draw:text-style-name="P67" svg:x1="0.55cm" svg:y1="0.3cm" svg:x2="0.8cm" svg:y2="0.3cm"><text:p/></draw:line><draw:line draw:style-name="gr38" draw:text-style-name="P67" svg:x1="0.55cm" svg:y1="2.3cm" svg:x2="0.8cm" svg:y2="2.3cm"><text:p/></draw:line><draw:line draw:style-name="gr38" draw:text-style-name="P67" svg:x1="0.55cm" svg:y1="2.499cm" svg:x2="0.8cm" svg:y2="2.499cm"><text:p/></draw:line><draw:line draw:style-name="gr38" draw:text-style-name="P67" svg:x1="0.55cm" svg:y1="2.702cm" svg:x2="0.8cm" svg:y2="2.702cm"><text:p/></draw:line><draw:line draw:style-name="gr38" draw:text-style-name="P67" svg:x1="0.55cm" svg:y1="2.9cm" svg:x2="0.8cm" svg:y2="2.9cm"><text:p/></draw:line><draw:line draw:style-name="gr38" draw:text-style-name="P67" svg:x1="0.55cm" svg:y1="3.3cm" svg:x2="0.8cm" svg:y2="3.3cm"><text:p/></draw:line><draw:line draw:style-name="gr38" draw:text-style-name="P67" svg:x1="0.55cm" svg:y1="3.501cm" svg:x2="0.8cm" svg:y2="3.501cm"><text:p/></draw:line><draw:line draw:style-name="gr38" draw:text-style-name="P67" svg:x1="0.55cm" svg:y1="3.702cm" svg:x2="0.8cm" svg:y2="3.702cm"><text:p/></draw:line><draw:line draw:style-name="gr38" draw:text-style-name="P67" svg:x1="0.55cm" svg:y1="1.799cm" svg:x2="0.8cm" svg:y2="1.799cm"><text:p/></draw:line><draw:line draw:style-name="gr38" draw:text-style-name="P67" svg:x1="0.55cm" svg:y1="1.6cm" svg:x2="0.8cm" svg:y2="1.6cm"><text:p/></draw:line><draw:line draw:style-name="gr38" draw:text-style-name="P67" svg:x1="0.55cm" svg:y1="1.402cm" svg:x2="0.8cm" svg:y2="1.402cm"><text:p/></draw:line><draw:line draw:style-name="gr38" draw:text-style-name="P67" svg:x1="0.55cm" svg:y1="1.199cm" svg:x2="0.8cm" svg:y2="1.199cm"><text:p/></draw:line><draw:line draw:style-name="gr38" draw:text-style-name="P67" svg:x1="0.55cm" svg:y1="1cm" svg:x2="0.8cm" svg:y2="1cm"><text:p/></draw:line><draw:line draw:style-name="gr38" draw:text-style-name="P67" svg:x1="0.55cm" svg:y1="0.801cm" svg:x2="0.8cm" svg:y2="0.801cm"><text:p/></draw:line><draw:line draw:style-name="gr38" draw:text-style-name="P67" svg:x1="0.55cm" svg:y1="0.6cm" svg:x2="0.8cm" svg:y2="0.6cm"><text:p/></draw:line><draw:line draw:style-name="gr38" draw:text-style-name="P67" svg:x1="0.55cm" svg:y1="0.4cm" svg:x2="0.8cm" svg:y2="0.4cm"><text:p/></draw:line><draw:line draw:style-name="gr38" draw:text-style-name="P67" svg:x1="0.55cm" svg:y1="2cm" svg:x2="0.8cm" svg:y2="2cm"><text:p/></draw:line><draw:line draw:style-name="gr38" draw:text-style-name="P67" svg:x1="0.55cm" svg:y1="2.201cm" svg:x2="0.8cm" svg:y2="2.201cm"><text:p/></draw:line><draw:line draw:style-name="gr38" draw:text-style-name="P67" svg:x1="0.55cm" svg:y1="2.402cm" svg:x2="0.8cm" svg:y2="2.402cm"><text:p/></draw:line><draw:line draw:style-name="gr38" draw:text-style-name="P67" svg:x1="0.55cm" svg:y1="2.6cm" svg:x2="0.8cm" svg:y2="2.6cm"><text:p/></draw:line><draw:line draw:style-name="gr38" draw:text-style-name="P67" svg:x1="0.55cm" svg:y1="2.799cm" svg:x2="0.8cm" svg:y2="2.799cm"><text:p/></draw:line><draw:line draw:style-name="gr38" draw:text-style-name="P67" svg:x1="0.55cm" svg:y1="3cm" svg:x2="0.8cm" svg:y2="3cm"><text:p/></draw:line><draw:line draw:style-name="gr38" draw:text-style-name="P67" svg:x1="0.55cm" svg:y1="3.201cm" svg:x2="0.8cm" svg:y2="3.201cm"><text:p/></draw:line><draw:line draw:style-name="gr38" draw:text-style-name="P67" svg:x1="0.55cm" svg:y1="3.401cm" svg:x2="0.8cm" svg:y2="3.401cm"><text:p/></draw:line><draw:line draw:style-name="gr38" draw:text-style-name="P67" svg:x1="0.55cm" svg:y1="3.6cm" svg:x2="0.8cm" svg:y2="3.6cm"><text:p/></draw:line><draw:rect draw:style-name="gr34" draw:text-style-name="P64" svg:width="1.507cm" svg:height="4.5cm" svg:x="3.769cm" svg:y="0cm"><text:p/></draw:rect><draw:rect draw:style-name="gr35" draw:text-style-name="P65" svg:width="0.204cm" svg:height="3.8cm" svg:x="4.069cm" svg:y="0.25cm"><text:p/></draw:rect><draw:circle draw:style-name="gr36" draw:text-style-name="P66" svg:width="0.403cm" svg:height="0.403cm" svg:x="3.971cm" svg:y="3.898cm"><text:p/></draw:circle><draw:line draw:style-name="gr37" draw:text-style-name="P67" svg:x1="4.322cm" svg:y1="2.101cm" svg:x2="4.722cm" svg:y2="2.101cm"><text:p/></draw:line><draw:line draw:style-name="gr37" draw:text-style-name="P67" svg:x1="4.322cm" svg:y1="1.102cm" svg:x2="4.722cm" svg:y2="1.102cm"><text:p/></draw:line><draw:line draw:style-name="gr37" draw:text-style-name="P67" svg:x1="4.322cm" svg:y1="3.099cm" svg:x2="4.722cm" svg:y2="3.099cm"><text:p/></draw:line><draw:line draw:style-name="gr38" draw:text-style-name="P67" svg:x1="4.322cm" svg:y1="1.9cm" svg:x2="4.572cm" svg:y2="1.9cm"><text:p/></draw:line><draw:line draw:style-name="gr38" draw:text-style-name="P67" svg:x1="4.322cm" svg:y1="1.7cm" svg:x2="4.572cm" svg:y2="1.7cm"><text:p/></draw:line><draw:line draw:style-name="gr38" draw:text-style-name="P67" svg:x1="4.322cm" svg:y1="1.499cm" svg:x2="4.572cm" svg:y2="1.499cm"><text:p/></draw:line><draw:line draw:style-name="gr38" draw:text-style-name="P67" svg:x1="4.322cm" svg:y1="1.3cm" svg:x2="4.572cm" svg:y2="1.3cm"><text:p/></draw:line><draw:line draw:style-name="gr38" draw:text-style-name="P67" svg:x1="4.322cm" svg:y1="0.901cm" svg:x2="4.572cm" svg:y2="0.901cm"><text:p/></draw:line><draw:line draw:style-name="gr38" draw:text-style-name="P67" svg:x1="4.322cm" svg:y1="0.7cm" svg:x2="4.572cm" svg:y2="0.7cm"><text:p/></draw:line><draw:line draw:style-name="gr38" draw:text-style-name="P67" svg:x1="4.322cm" svg:y1="0.499cm" svg:x2="4.572cm" svg:y2="0.499cm"><text:p/></draw:line><draw:line draw:style-name="gr38" draw:text-style-name="P67" svg:x1="4.322cm" svg:y1="0.3cm" svg:x2="4.572cm" svg:y2="0.3cm"><text:p/></draw:line><draw:line draw:style-name="gr38" draw:text-style-name="P67" svg:x1="4.322cm" svg:y1="2.3cm" svg:x2="4.572cm" svg:y2="2.3cm"><text:p/></draw:line><draw:line draw:style-name="gr38" draw:text-style-name="P67" svg:x1="4.322cm" svg:y1="2.499cm" svg:x2="4.572cm" svg:y2="2.499cm"><text:p/></draw:line><draw:line draw:style-name="gr38" draw:text-style-name="P67" svg:x1="4.322cm" svg:y1="2.702cm" svg:x2="4.572cm" svg:y2="2.702cm"><text:p/></draw:line><draw:line draw:style-name="gr38" draw:text-style-name="P67" svg:x1="4.322cm" svg:y1="2.9cm" svg:x2="4.572cm" svg:y2="2.9cm"><text:p/></draw:line><draw:line draw:style-name="gr38" draw:text-style-name="P67" svg:x1="4.322cm" svg:y1="3.3cm" svg:x2="4.572cm" svg:y2="3.3cm"><text:p/></draw:line><draw:line draw:style-name="gr38" draw:text-style-name="P67" svg:x1="4.322cm" svg:y1="3.501cm" svg:x2="4.572cm" svg:y2="3.501cm"><text:p/></draw:line><draw:line draw:style-name="gr38" draw:text-style-name="P67" svg:x1="4.322cm" svg:y1="3.702cm" svg:x2="4.572cm" svg:y2="3.702cm"><text:p/></draw:line><draw:line draw:style-name="gr38" draw:text-style-name="P67" svg:x1="4.322cm" svg:y1="1.799cm" svg:x2="4.572cm" svg:y2="1.799cm"><text:p/></draw:line><draw:line draw:style-name="gr38" draw:text-style-name="P67" svg:x1="4.322cm" svg:y1="1.6cm" svg:x2="4.572cm" svg:y2="1.6cm"><text:p/></draw:line><draw:line draw:style-name="gr38" draw:text-style-name="P67" svg:x1="4.322cm" svg:y1="1.402cm" svg:x2="4.572cm" svg:y2="1.402cm"><text:p/></draw:line><draw:line draw:style-name="gr38" draw:text-style-name="P67" svg:x1="4.322cm" svg:y1="1.199cm" svg:x2="4.572cm" svg:y2="1.199cm"><text:p/></draw:line><draw:line draw:style-name="gr38" draw:text-style-name="P67" svg:x1="4.322cm" svg:y1="1cm" svg:x2="4.572cm" svg:y2="1cm"><text:p/></draw:line><draw:line draw:style-name="gr38" draw:text-style-name="P67" svg:x1="4.322cm" svg:y1="0.801cm" svg:x2="4.572cm" svg:y2="0.801cm"><text:p/></draw:line><draw:line draw:style-name="gr38" draw:text-style-name="P67" svg:x1="4.322cm" svg:y1="0.6cm" svg:x2="4.572cm" svg:y2="0.6cm"><text:p/></draw:line><draw:line draw:style-name="gr38" draw:text-style-name="P67" svg:x1="4.322cm" svg:y1="0.4cm" svg:x2="4.572cm" svg:y2="0.4cm"><text:p/></draw:line><draw:line draw:style-name="gr38" draw:text-style-name="P67" svg:x1="4.322cm" svg:y1="2cm" svg:x2="4.572cm" svg:y2="2cm"><text:p/></draw:line><draw:line draw:style-name="gr38" draw:text-style-name="P67" svg:x1="4.322cm" svg:y1="2.201cm" svg:x2="4.572cm" svg:y2="2.201cm"><text:p/></draw:line><draw:line draw:style-name="gr38" draw:text-style-name="P67" svg:x1="4.322cm" svg:y1="2.402cm" svg:x2="4.572cm" svg:y2="2.402cm"><text:p/></draw:line><draw:line draw:style-name="gr38" draw:text-style-name="P67" svg:x1="4.322cm" svg:y1="2.6cm" svg:x2="4.572cm" svg:y2="2.6cm"><text:p/></draw:line><draw:line draw:style-name="gr38" draw:text-style-name="P67" svg:x1="4.322cm" svg:y1="2.799cm" svg:x2="4.572cm" svg:y2="2.799cm"><text:p/></draw:line><draw:line draw:style-name="gr38" draw:text-style-name="P67" svg:x1="4.322cm" svg:y1="3cm" svg:x2="4.572cm" svg:y2="3cm"><text:p/></draw:line><draw:line draw:style-name="gr38" draw:text-style-name="P67" svg:x1="4.322cm" svg:y1="3.201cm" svg:x2="4.572cm" svg:y2="3.201cm"><text:p/></draw:line><draw:line draw:style-name="gr38" draw:text-style-name="P67" svg:x1="4.322cm" svg:y1="3.401cm" svg:x2="4.572cm" svg:y2="3.401cm"><text:p/></draw:line><draw:line draw:style-name="gr38" draw:text-style-name="P67" svg:x1="4.322cm" svg:y1="3.6cm" svg:x2="4.572cm" svg:y2="3.6cm"><text:p/></draw:line><draw:rect draw:style-name="gr34" draw:text-style-name="P64" svg:width="1.504cm" svg:height="4.5cm" svg:x="5.65cm" svg:y="0cm"><text:p/></draw:rect><draw:rect draw:style-name="gr35" draw:text-style-name="P65" svg:width="0.204cm" svg:height="3.8cm" svg:x="5.95cm" svg:y="0.25cm"><text:p/></draw:rect><draw:circle draw:style-name="gr36" draw:text-style-name="P66" svg:width="0.401cm" svg:height="0.401cm" svg:x="5.851cm" svg:y="3.9cm"><text:p/></draw:circle><draw:line draw:style-name="gr37" draw:text-style-name="P67" svg:x1="6.2cm" svg:y1="2.101cm" svg:x2="6.6cm" svg:y2="2.101cm"><text:p/></draw:line><draw:line draw:style-name="gr37" draw:text-style-name="P67" svg:x1="6.2cm" svg:y1="1.102cm" svg:x2="6.6cm" svg:y2="1.102cm"><text:p/></draw:line><draw:line draw:style-name="gr37" draw:text-style-name="P67" svg:x1="6.2cm" svg:y1="3.099cm" svg:x2="6.6cm" svg:y2="3.099cm"><text:p/></draw:line><draw:line draw:style-name="gr38" draw:text-style-name="P67" svg:x1="6.2cm" svg:y1="1.9cm" svg:x2="6.45cm" svg:y2="1.9cm"><text:p/></draw:line><draw:line draw:style-name="gr38" draw:text-style-name="P67" svg:x1="6.2cm" svg:y1="1.7cm" svg:x2="6.45cm" svg:y2="1.7cm"><text:p/></draw:line><draw:line draw:style-name="gr38" draw:text-style-name="P67" svg:x1="6.2cm" svg:y1="1.499cm" svg:x2="6.45cm" svg:y2="1.499cm"><text:p/></draw:line><draw:line draw:style-name="gr38" draw:text-style-name="P67" svg:x1="6.2cm" svg:y1="1.3cm" svg:x2="6.45cm" svg:y2="1.3cm"><text:p/></draw:line><draw:line draw:style-name="gr38" draw:text-style-name="P67" svg:x1="6.2cm" svg:y1="0.901cm" svg:x2="6.45cm" svg:y2="0.901cm"><text:p/></draw:line><draw:line draw:style-name="gr38" draw:text-style-name="P67" svg:x1="6.2cm" svg:y1="0.7cm" svg:x2="6.45cm" svg:y2="0.7cm"><text:p/></draw:line><draw:line draw:style-name="gr38" draw:text-style-name="P67" svg:x1="6.2cm" svg:y1="0.499cm" svg:x2="6.45cm" svg:y2="0.499cm"><text:p/></draw:line><draw:line draw:style-name="gr38" draw:text-style-name="P67" svg:x1="6.2cm" svg:y1="0.3cm" svg:x2="6.45cm" svg:y2="0.3cm"><text:p/></draw:line><draw:line draw:style-name="gr38" draw:text-style-name="P67" svg:x1="6.2cm" svg:y1="2.3cm" svg:x2="6.45cm" svg:y2="2.3cm"><text:p/></draw:line><draw:line draw:style-name="gr38" draw:text-style-name="P67" svg:x1="6.2cm" svg:y1="2.499cm" svg:x2="6.45cm" svg:y2="2.499cm"><text:p/></draw:line><draw:line draw:style-name="gr38" draw:text-style-name="P67" svg:x1="6.2cm" svg:y1="2.702cm" svg:x2="6.45cm" svg:y2="2.702cm"><text:p/></draw:line><draw:line draw:style-name="gr38" draw:text-style-name="P67" svg:x1="6.2cm" svg:y1="2.9cm" svg:x2="6.45cm" svg:y2="2.9cm"><text:p/></draw:line><draw:line draw:style-name="gr38" draw:text-style-name="P67" svg:x1="6.2cm" svg:y1="3.3cm" svg:x2="6.45cm" svg:y2="3.3cm"><text:p/></draw:line><draw:line draw:style-name="gr38" draw:text-style-name="P67" svg:x1="6.2cm" svg:y1="3.501cm" svg:x2="6.45cm" svg:y2="3.501cm"><text:p/></draw:line><draw:line draw:style-name="gr38" draw:text-style-name="P67" svg:x1="6.2cm" svg:y1="3.702cm" svg:x2="6.45cm" svg:y2="3.702cm"><text:p/></draw:line><draw:line draw:style-name="gr38" draw:text-style-name="P67" svg:x1="6.2cm" svg:y1="1.799cm" svg:x2="6.45cm" svg:y2="1.799cm"><text:p/></draw:line><draw:line draw:style-name="gr38" draw:text-style-name="P67" svg:x1="6.2cm" svg:y1="1.6cm" svg:x2="6.45cm" svg:y2="1.6cm"><text:p/></draw:line><draw:line draw:style-name="gr38" draw:text-style-name="P67" svg:x1="6.2cm" svg:y1="1.402cm" svg:x2="6.45cm" svg:y2="1.402cm"><text:p/></draw:line><draw:line draw:style-name="gr38" draw:text-style-name="P67" svg:x1="6.2cm" svg:y1="1.199cm" svg:x2="6.45cm" svg:y2="1.199cm"><text:p/></draw:line><draw:line draw:style-name="gr38" draw:text-style-name="P67" svg:x1="6.2cm" svg:y1="1cm" svg:x2="6.45cm" svg:y2="1cm"><text:p/></draw:line><draw:line draw:style-name="gr38" draw:text-style-name="P67" svg:x1="6.2cm" svg:y1="0.801cm" svg:x2="6.45cm" svg:y2="0.801cm"><text:p/></draw:line><draw:line draw:style-name="gr38" draw:text-style-name="P67" svg:x1="6.2cm" svg:y1="0.6cm" svg:x2="6.45cm" svg:y2="0.6cm"><text:p/></draw:line><draw:line draw:style-name="gr38" draw:text-style-name="P67" svg:x1="6.2cm" svg:y1="0.4cm" svg:x2="6.45cm" svg:y2="0.4cm"><text:p/></draw:line><draw:line draw:style-name="gr38" draw:text-style-name="P67" svg:x1="6.2cm" svg:y1="2cm" svg:x2="6.45cm" svg:y2="2cm"><text:p/></draw:line><draw:line draw:style-name="gr38" draw:text-style-name="P67" svg:x1="6.2cm" svg:y1="2.201cm" svg:x2="6.45cm" svg:y2="2.201cm"><text:p/></draw:line><draw:line draw:style-name="gr38" draw:text-style-name="P67" svg:x1="6.2cm" svg:y1="2.402cm" svg:x2="6.45cm" svg:y2="2.402cm"><text:p/></draw:line><draw:line draw:style-name="gr38" draw:text-style-name="P67" svg:x1="6.2cm" svg:y1="2.6cm" svg:x2="6.45cm" svg:y2="2.6cm"><text:p/></draw:line><draw:line draw:style-name="gr38" draw:text-style-name="P67" svg:x1="6.2cm" svg:y1="2.799cm" svg:x2="6.45cm" svg:y2="2.799cm"><text:p/></draw:line><draw:line draw:style-name="gr38" draw:text-style-name="P67" svg:x1="6.2cm" svg:y1="3cm" svg:x2="6.45cm" svg:y2="3cm"><text:p/></draw:line><draw:line draw:style-name="gr38" draw:text-style-name="P67" svg:x1="6.2cm" svg:y1="3.201cm" svg:x2="6.45cm" svg:y2="3.201cm"><text:p/></draw:line><draw:line draw:style-name="gr38" draw:text-style-name="P67" svg:x1="6.2cm" svg:y1="3.401cm" svg:x2="6.45cm" svg:y2="3.401cm"><text:p/></draw:line><draw:line draw:style-name="gr38" draw:text-style-name="P67" svg:x1="6.2cm" svg:y1="3.6cm" svg:x2="6.45cm" svg:y2="3.6cm"><text:p/></draw:line><draw:rect draw:style-name="gr35" draw:text-style-name="P65" svg:width="0.2cm" svg:height="3.8cm" svg:x="2.187cm" svg:y="0.25cm"><text:p/></draw:rect><draw:ellipse draw:style-name="gr36" draw:text-style-name="P66" svg:width="0.405cm" svg:height="0.401cm" svg:x="2.087cm" svg:y="3.9cm"><text:p/></draw:ellipse><draw:line draw:style-name="gr37" draw:text-style-name="P67" svg:x1="2.438cm" svg:y1="2.101cm" svg:x2="2.837cm" svg:y2="2.101cm"><text:p/></draw:line><draw:line draw:style-name="gr37" draw:text-style-name="P67" svg:x1="2.438cm" svg:y1="1.102cm" svg:x2="2.837cm" svg:y2="1.102cm"><text:p/></draw:line><draw:line draw:style-name="gr37" draw:text-style-name="P67" svg:x1="2.438cm" svg:y1="3.099cm" svg:x2="2.837cm" svg:y2="3.099cm"><text:p/></draw:line><draw:line draw:style-name="gr38" draw:text-style-name="P67" svg:x1="2.438cm" svg:y1="1.9cm" svg:x2="2.687cm" svg:y2="1.9cm"><text:p/></draw:line><draw:line draw:style-name="gr38" draw:text-style-name="P67" svg:x1="2.438cm" svg:y1="1.7cm" svg:x2="2.687cm" svg:y2="1.7cm"><text:p/></draw:line><draw:line draw:style-name="gr38" draw:text-style-name="P67" svg:x1="2.438cm" svg:y1="1.499cm" svg:x2="2.687cm" svg:y2="1.499cm"><text:p/></draw:line><draw:line draw:style-name="gr38" draw:text-style-name="P67" svg:x1="2.438cm" svg:y1="1.3cm" svg:x2="2.687cm" svg:y2="1.3cm"><text:p/></draw:line><draw:line draw:style-name="gr38" draw:text-style-name="P67" svg:x1="2.438cm" svg:y1="0.901cm" svg:x2="2.687cm" svg:y2="0.901cm"><text:p/></draw:line><draw:line draw:style-name="gr38" draw:text-style-name="P67" svg:x1="2.438cm" svg:y1="0.7cm" svg:x2="2.687cm" svg:y2="0.7cm"><text:p/></draw:line><draw:line draw:style-name="gr38" draw:text-style-name="P67" svg:x1="2.438cm" svg:y1="0.499cm" svg:x2="2.687cm" svg:y2="0.499cm"><text:p/></draw:line><draw:line draw:style-name="gr38" draw:text-style-name="P67" svg:x1="2.438cm" svg:y1="0.3cm" svg:x2="2.687cm" svg:y2="0.3cm"><text:p/></draw:line><draw:line draw:style-name="gr38" draw:text-style-name="P67" svg:x1="2.438cm" svg:y1="2.3cm" svg:x2="2.687cm" svg:y2="2.3cm"><text:p/></draw:line><draw:line draw:style-name="gr38" draw:text-style-name="P67" svg:x1="2.438cm" svg:y1="2.499cm" svg:x2="2.687cm" svg:y2="2.499cm"><text:p/></draw:line><draw:line draw:style-name="gr38" draw:text-style-name="P67" svg:x1="2.438cm" svg:y1="2.702cm" svg:x2="2.687cm" svg:y2="2.702cm"><text:p/></draw:line><draw:line draw:style-name="gr38" draw:text-style-name="P67" svg:x1="2.438cm" svg:y1="2.9cm" svg:x2="2.687cm" svg:y2="2.9cm"><text:p/></draw:line><draw:line draw:style-name="gr38" draw:text-style-name="P67" svg:x1="2.438cm" svg:y1="3.3cm" svg:x2="2.687cm" svg:y2="3.3cm"><text:p/></draw:line><draw:line draw:style-name="gr38" draw:text-style-name="P67" svg:x1="2.438cm" svg:y1="3.501cm" svg:x2="2.687cm" svg:y2="3.501cm"><text:p/></draw:line><draw:line draw:style-name="gr38" draw:text-style-name="P67" svg:x1="2.438cm" svg:y1="3.702cm" svg:x2="2.687cm" svg:y2="3.702cm"><text:p/></draw:line><draw:rect draw:style-name="gr34" draw:text-style-name="P64" svg:width="1.495cm" svg:height="4.5cm" svg:x="7.514cm" svg:y="0cm"><text:p/></draw:rect><draw:rect draw:style-name="gr35" draw:text-style-name="P65" svg:width="0.2cm" svg:height="3.8cm" svg:x="7.812cm" svg:y="0.25cm"><text:p/></draw:rect><draw:circle draw:style-name="gr36" draw:text-style-name="P66" svg:width="0.403cm" svg:height="0.403cm" svg:x="7.708cm" svg:y="3.898cm"><text:p/></draw:circle><draw:line draw:style-name="gr37" draw:text-style-name="P67" svg:x1="8.059cm" svg:y1="2.101cm" svg:x2="8.458cm" svg:y2="2.101cm"><text:p/></draw:line><draw:line draw:style-name="gr37" draw:text-style-name="P67" svg:x1="8.059cm" svg:y1="1.102cm" svg:x2="8.458cm" svg:y2="1.102cm"><text:p/></draw:line><draw:line draw:style-name="gr37" draw:text-style-name="P67" svg:x1="8.059cm" svg:y1="3.099cm" svg:x2="8.458cm" svg:y2="3.099cm"><text:p/></draw:line><draw:line draw:style-name="gr38" draw:text-style-name="P67" svg:x1="8.059cm" svg:y1="1.9cm" svg:x2="8.308cm" svg:y2="1.9cm"><text:p/></draw:line><draw:line draw:style-name="gr38" draw:text-style-name="P67" svg:x1="8.059cm" svg:y1="1.7cm" svg:x2="8.308cm" svg:y2="1.7cm"><text:p/></draw:line><draw:line draw:style-name="gr38" draw:text-style-name="P67" svg:x1="8.059cm" svg:y1="1.499cm" svg:x2="8.308cm" svg:y2="1.499cm"><text:p/></draw:line><draw:line draw:style-name="gr38" draw:text-style-name="P67" svg:x1="8.059cm" svg:y1="1.3cm" svg:x2="8.308cm" svg:y2="1.3cm"><text:p/></draw:line><draw:line draw:style-name="gr38" draw:text-style-name="P67" svg:x1="8.059cm" svg:y1="0.901cm" svg:x2="8.308cm" svg:y2="0.901cm"><text:p/></draw:line><draw:line draw:style-name="gr38" draw:text-style-name="P67" svg:x1="8.059cm" svg:y1="0.7cm" svg:x2="8.308cm" svg:y2="0.7cm"><text:p/></draw:line><draw:line draw:style-name="gr38" draw:text-style-name="P67" svg:x1="8.059cm" svg:y1="0.499cm" svg:x2="8.308cm" svg:y2="0.499cm"><text:p/></draw:line><draw:line draw:style-name="gr38" draw:text-style-name="P67" svg:x1="8.059cm" svg:y1="0.3cm" svg:x2="8.308cm" svg:y2="0.3cm"><text:p/></draw:line><draw:line draw:style-name="gr38" draw:text-style-name="P67" svg:x1="8.059cm" svg:y1="2.3cm" svg:x2="8.308cm" svg:y2="2.3cm"><text:p/></draw:line><draw:line draw:style-name="gr38" draw:text-style-name="P67" svg:x1="8.059cm" svg:y1="2.499cm" svg:x2="8.308cm" svg:y2="2.499cm"><text:p/></draw:line><draw:line draw:style-name="gr38" draw:text-style-name="P67" svg:x1="8.059cm" svg:y1="2.702cm" svg:x2="8.308cm" svg:y2="2.702cm"><text:p/></draw:line><draw:line draw:style-name="gr38" draw:text-style-name="P67" svg:x1="8.059cm" svg:y1="2.9cm" svg:x2="8.308cm" svg:y2="2.9cm"><text:p/></draw:line><draw:line draw:style-name="gr38" draw:text-style-name="P67" svg:x1="8.059cm" svg:y1="3.3cm" svg:x2="8.308cm" svg:y2="3.3cm"><text:p/></draw:line><draw:line draw:style-name="gr38" draw:text-style-name="P67" svg:x1="8.059cm" svg:y1="3.501cm" svg:x2="8.308cm" svg:y2="3.501cm"><text:p/></draw:line><draw:line draw:style-name="gr38" draw:text-style-name="P67" svg:x1="8.059cm" svg:y1="3.702cm" svg:x2="8.308cm" svg:y2="3.702cm"><text:p/></draw:line><draw:line draw:style-name="gr38" draw:text-style-name="P67" svg:x1="8.059cm" svg:y1="1.799cm" svg:x2="8.308cm" svg:y2="1.799cm"><text:p/></draw:line><draw:line draw:style-name="gr38" draw:text-style-name="P67" svg:x1="8.059cm" svg:y1="1.6cm" svg:x2="8.308cm" svg:y2="1.6cm"><text:p/></draw:line><draw:line draw:style-name="gr38" draw:text-style-name="P67" svg:x1="8.059cm" svg:y1="1.402cm" svg:x2="8.308cm" svg:y2="1.402cm"><text:p/></draw:line><draw:line draw:style-name="gr38" draw:text-style-name="P67" svg:x1="8.059cm" svg:y1="1.199cm" svg:x2="8.308cm" svg:y2="1.199cm"><text:p/></draw:line><draw:line draw:style-name="gr38" draw:text-style-name="P67" svg:x1="8.059cm" svg:y1="1cm" svg:x2="8.308cm" svg:y2="1cm"><text:p/></draw:line><draw:line draw:style-name="gr38" draw:text-style-name="P67" svg:x1="8.059cm" svg:y1="0.801cm" svg:x2="8.308cm" svg:y2="0.801cm"><text:p/></draw:line><draw:line draw:style-name="gr38" draw:text-style-name="P67" svg:x1="8.059cm" svg:y1="0.6cm" svg:x2="8.308cm" svg:y2="0.6cm"><text:p/></draw:line><draw:line draw:style-name="gr38" draw:text-style-name="P67" svg:x1="8.059cm" svg:y1="0.4cm" svg:x2="8.308cm" svg:y2="0.4cm"><text:p/></draw:line><draw:line draw:style-name="gr38" draw:text-style-name="P67" svg:x1="8.059cm" svg:y1="2cm" svg:x2="8.308cm" svg:y2="2cm"><text:p/></draw:line><draw:line draw:style-name="gr38" draw:text-style-name="P67" svg:x1="8.059cm" svg:y1="2.201cm" svg:x2="8.308cm" svg:y2="2.201cm"><text:p/></draw:line><draw:line draw:style-name="gr38" draw:text-style-name="P67" svg:x1="8.059cm" svg:y1="2.402cm" svg:x2="8.308cm" svg:y2="2.402cm"><text:p/></draw:line><draw:line draw:style-name="gr38" draw:text-style-name="P67" svg:x1="8.059cm" svg:y1="2.6cm" svg:x2="8.308cm" svg:y2="2.6cm"><text:p/></draw:line><draw:line draw:style-name="gr38" draw:text-style-name="P67" svg:x1="8.059cm" svg:y1="2.799cm" svg:x2="8.308cm" svg:y2="2.799cm"><text:p/></draw:line><draw:line draw:style-name="gr38" draw:text-style-name="P67" svg:x1="8.059cm" svg:y1="3cm" svg:x2="8.308cm" svg:y2="3cm"><text:p/></draw:line><draw:line draw:style-name="gr38" draw:text-style-name="P67" svg:x1="8.059cm" svg:y1="3.201cm" svg:x2="8.308cm" svg:y2="3.201cm"><text:p/></draw:line><draw:line draw:style-name="gr38" draw:text-style-name="P67" svg:x1="8.059cm" svg:y1="3.401cm" svg:x2="8.308cm" svg:y2="3.401cm"><text:p/></draw:line><draw:line draw:style-name="gr38" draw:text-style-name="P67" svg:x1="8.059cm" svg:y1="3.6cm" svg:x2="8.308cm" svg:y2="3.6cm"><text:p/></draw:line><draw:frame draw:style-name="gr39" draw:text-style-name="P68" svg:width="0.214cm" svg:height="0.415cm" svg:x="6.735cm" svg:y="1.896cm"><draw:text-box><text:p text:style-name="P56"><text:span text:style-name="T27">0</text:span></text:p></draw:text-box></draw:frame><draw:frame draw:style-name="gr40" draw:text-style-name="P68" svg:width="0.294cm" svg:height="0.414cm" svg:x="6.675cm" svg:y="2.896cm"><draw:text-box><text:p text:style-name="P56"><text:span text:style-name="T28">–</text:span><text:span text:style-name="T27">1</text:span></text:p></draw:text-box></draw:frame><draw:frame draw:style-name="gr39" draw:text-style-name="P68" svg:width="0.214cm" svg:height="0.415cm" svg:x="4.854cm" svg:y="1.886cm"><draw:text-box><text:p text:style-name="P56"><text:span text:style-name="T27">0</text:span></text:p></draw:text-box></draw:frame><draw:frame draw:style-name="gr41" draw:text-style-name="P68" svg:width="0.241cm" svg:height="0.414cm" svg:x="4.794cm" svg:y="0.893cm"><draw:text-box><text:p text:style-name="P56"><text:span text:style-name="T27"><text:s/></text:span><text:span text:style-name="T27">1</text:span></text:p></draw:text-box></draw:frame><draw:frame draw:style-name="gr39" draw:text-style-name="P68" svg:width="0.214cm" svg:height="0.415cm" svg:x="2.965cm" svg:y="1.889cm"><draw:text-box><text:p text:style-name="P56"><text:span text:style-name="T27">0</text:span></text:p></draw:text-box></draw:frame><draw:frame draw:style-name="gr40" draw:text-style-name="P68" svg:width="0.294cm" svg:height="0.414cm" svg:x="2.905cm" svg:y="2.889cm"><draw:text-box><text:p text:style-name="P56"><text:span text:style-name="T28">–</text:span><text:span text:style-name="T27">1</text:span></text:p></draw:text-box></draw:frame><draw:frame draw:style-name="gr41" draw:text-style-name="P68" svg:width="0.241cm" svg:height="0.414cm" svg:x="2.905cm" svg:y="0.896cm"><draw:text-box><text:p text:style-name="P56"><text:span text:style-name="T27"><text:s/></text:span><text:span text:style-name="T27">1</text:span></text:p></draw:text-box></draw:frame><draw:frame draw:style-name="gr39" draw:text-style-name="P68" svg:width="0.214cm" svg:height="0.415cm" svg:x="1.085cm" svg:y="1.889cm"><draw:text-box><text:p text:style-name="P56"><text:span text:style-name="T27">0</text:span></text:p></draw:text-box></draw:frame><draw:frame draw:style-name="gr42" draw:text-style-name="P69" svg:width="0.452cm" svg:height="0.414cm" svg:x="1.025cm" svg:y="2.889cm"><draw:text-box><text:p text:style-name="P56"><text:span text:style-name="T28">–</text:span><text:span text:style-name="T27">10</text:span></text:p></draw:text-box></draw:frame><draw:frame draw:style-name="gr43" draw:text-style-name="P68" svg:width="0.399cm" svg:height="0.414cm" svg:x="1.025cm" svg:y="0.896cm"><draw:text-box><text:p text:style-name="P56"><text:span text:style-name="T27"><text:s/></text:span><text:span text:style-name="T27">10</text:span></text:p></draw:text-box></draw:frame><draw:frame draw:style-name="gr39" draw:text-style-name="P68" svg:width="0.214cm" svg:height="0.415cm" svg:x="8.585cm" svg:y="1.889cm"><draw:text-box><text:p text:style-name="P56"><text:span text:style-name="T27">0</text:span></text:p></draw:text-box></draw:frame><draw:frame draw:style-name="gr40" draw:text-style-name="P68" svg:width="0.294cm" svg:height="0.414cm" svg:x="8.525cm" svg:y="2.889cm"><draw:text-box><text:p text:style-name="P56"><text:span text:style-name="T28">–</text:span><text:span text:style-name="T29">5</text:span></text:p></draw:text-box></draw:frame><draw:frame draw:style-name="gr44" draw:text-style-name="P68" svg:width="0.161cm" svg:height="0.414cm" svg:x="8.608cm" svg:y="0.896cm"><draw:text-box><text:p text:style-name="P56"><text:span text:style-name="T27">5</text:span></text:p></draw:text-box></draw:frame></draw:g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h text:style-name="_5f_Tableau_5f_Centré_5f_Gras" text:outline-level="1"><text:span text:style-name="_5f_Caractères"><text:span text:style-name="T10">1</text:span></text:span><text:span text:style-name="T10">7°C</text:span></text:h>
          </table:table-cell>
          <table:table-cell table:style-name="Tableau2.A1" office:value-type="string">
            <text:h text:style-name="_5f_Tableau_5f_Centré_5f_Gras" text:outline-level="1"><text:span text:style-name="_5f_Caractères"><text:span text:style-name="T10">−</text:span></text:span><text:span text:style-name="T10">1,2°C</text:span></text:h>
          </table:table-cell>
          <table:table-cell table:style-name="Tableau2.A1" office:value-type="string">
            <text:h text:style-name="_5f_Tableau_5f_Centré_5f_Gras" text:outline-level="1"><text:span text:style-name="_5f_Caractères"><text:span text:style-name="T10">−</text:span></text:span><text:span text:style-name="T10"> 0,5°C</text:span></text:h>
          </table:table-cell>
          <table:table-cell table:style-name="Tableau2.A1" office:value-type="string">
            <text:h text:style-name="_5f_Tableau_5f_Centré_5f_Gras" text:outline-level="1"><text:span text:style-name="_5f_Caractères"><text:span text:style-name="T10">1</text:span></text:span><text:span text:style-name="T10">,2°C</text:span></text:h>
          </table:table-cell>
          <table:table-cell table:style-name="Tableau2.E1" office:value-type="string">
            <text:h text:style-name="_5f_Tableau_5f_Centré_5f_Gras" text:outline-level="1"><text:span text:style-name="_5f_Caractères"><text:span text:style-name="T10">−</text:span></text:span><text:span text:style-name="T10">7,5°C</text:span></text:h>
          </table:table-cell>
        </table:table-row>
      </table:table>
      <text:list xml:id="list62811062208297" text:continue-numbering="true" text:style-name="_5f_Numérotation_20_des_20_exercices">
        <text:list-item>
          <text:h text:style-name="P53" text:outline-level="1"><text:span text:style-name="_5f_Caractères_5f_gras">Un peu d’histoire</text:span></text:h>
        </text:list-item>
      </text:list>
      <text:h text:style-name="_5f_Paragraphe" text:outline-level="1"><text:span text:style-name="_5f_Caractères">Sur l'axe chronologique ci-dessous, place le plus précisément possible les év</text:span><text:span text:style-name="_5f_Caractères"><text:span text:style-name="T11">é</text:span></text:span><text:span text:style-name="_5f_Caractères">nements suivants, sachant que 0 correspond à l’année supposée de la naissance de Jésus Christ :</text:span></text:h>
      <text:list text:style-name="List_20_1">
        <text:list-item>
          <text:h text:style-name="P46" text:outline-level="1"><text:span text:style-name="_5f_Caractères">T : le temple de Jérusalem est détruit en 70 après Jésus-Christ ;</text:span></text:h>
        </text:list-item>
        <text:list-item>
          <text:h text:style-name="P46" text:outline-level="1"><text:span text:style-name="_5f_Caractères">J : Jules César naît en 100 avant J.-C. ;</text:span></text:h>
        </text:list-item>
        <text:list-item>
          <text:h text:style-name="P46" text:outline-level="1"><text:span text:style-name="_5f_Caractères">C : Constantin crée Constantinople en 324 après J.-C. ;</text:span></text:h>
        </text:list-item>
        <text:list-item>
          <text:h text:style-name="P46" text:outline-level="1"><text:span text:style-name="_5f_Caractères">A : Alexandre le Grand meurt en (–324).</text:span></text:h>
        </text:list-item>
      </text:list>
      <text:h text:style-name="P47" text:outline-level="1"><draw:g text:anchor-type="paragraph" draw:z-index="111" draw:name="Objet de groupe 1" draw:style-name="gr23"><draw:frame draw:style-name="gr5" draw:text-style-name="P58" svg:width="0.68cm" svg:height="0.664cm" svg:x="7.355cm" svg:y="0.475cm"><draw:text-box><text:p text:style-name="P56"><text:span text:style-name="T24">×</text:span></text:p></draw:text-box></draw:frame><draw:frame draw:style-name="gr5" draw:text-style-name="P58" svg:width="0.68cm" svg:height="0.664cm" svg:x="3.055cm" svg:y="0.475cm"><draw:text-box><text:p text:style-name="P56"><text:span text:style-name="T24">×</text:span></text:p></draw:text-box></draw:frame><draw:frame draw:style-name="gr5" draw:text-style-name="P58" svg:width="0.68cm" svg:height="0.664cm" svg:x="0.755cm" svg:y="0.475cm"><draw:text-box><text:p text:style-name="P56"><text:span text:style-name="T24">×</text:span></text:p></draw:text-box></draw:frame><draw:frame draw:style-name="gr24" draw:text-style-name="P61" svg:width="0.75cm" svg:height="0.75cm" svg:x="0.783cm" svg:y="0.136cm"><draw:text-box><text:p text:style-name="P56"><text:span text:style-name="T25">A</text:span></text:p></draw:text-box></draw:frame><draw:frame draw:style-name="gr24" draw:text-style-name="P61" svg:width="0.752cm" svg:height="0.75cm" svg:x="3.182cm" svg:y="0.136cm"><draw:text-box><text:p text:style-name="P56"><text:span text:style-name="T25">J</text:span></text:p></draw:text-box></draw:frame><draw:frame draw:style-name="gr24" draw:text-style-name="P61" svg:width="0.75cm" svg:height="0.75cm" svg:x="4.783cm" svg:y="0.136cm"><draw:text-box><text:p text:style-name="P56"><text:span text:style-name="T25">T</text:span></text:p></draw:text-box></draw:frame><draw:frame draw:style-name="gr24" draw:text-style-name="P61" svg:width="0.75cm" svg:height="0.75cm" svg:x="7.332cm" svg:y="0.136cm"><draw:text-box><text:p text:style-name="P56"><text:span text:style-name="T25">C</text:span></text:p></draw:text-box></draw:frame><draw:line draw:style-name="gr25" draw:text-style-name="P55" svg:x1="0.183cm" svg:y1="0.802cm" svg:x2="9.182cm" svg:y2="0.802cm"><text:p/></draw:line><draw:line draw:style-name="gr3" draw:text-style-name="P55" svg:x1="2.434cm" svg:y1="0.652cm" svg:x2="2.434cm" svg:y2="0.952cm"><text:p/></draw:line><draw:line draw:style-name="gr3" draw:text-style-name="P55" svg:x1="1.434cm" svg:y1="0.652cm" svg:x2="1.434cm" svg:y2="0.952cm"><text:p/></draw:line><draw:line draw:style-name="gr3" draw:text-style-name="P55" svg:x1="3.434cm" svg:y1="0.652cm" svg:x2="3.434cm" svg:y2="0.952cm"><text:p/></draw:line><draw:line draw:style-name="gr3" draw:text-style-name="P55" svg:x1="4.43cm" svg:y1="0.652cm" svg:x2="4.43cm" svg:y2="0.952cm"><text:p/></draw:line><draw:line draw:style-name="gr3" draw:text-style-name="P55" svg:x1="5.431cm" svg:y1="0.652cm" svg:x2="5.431cm" svg:y2="0.952cm"><text:p/></draw:line><draw:line draw:style-name="gr3" draw:text-style-name="P55" svg:x1="6.432cm" svg:y1="0.652cm" svg:x2="6.432cm" svg:y2="0.952cm"><text:p/></draw:line><draw:line draw:style-name="gr3" draw:text-style-name="P55" svg:x1="7.433cm" svg:y1="0.652cm" svg:x2="7.433cm" svg:y2="0.952cm"><text:p/></draw:line><draw:frame draw:style-name="gr26" draw:text-style-name="P62" svg:width="0.729cm" svg:height="0.664cm" svg:x="4.069cm" svg:y="1cm"><draw:text-box><text:p text:style-name="P56"><text:span text:style-name="T26">0</text:span></text:p></draw:text-box></draw:frame><draw:frame draw:style-name="gr27" draw:text-style-name="P62" svg:width="1.179cm" svg:height="0.664cm" svg:x="4.845cm" svg:y="1cm"><draw:text-box><text:p text:style-name="P56"><text:span text:style-name="T26">1</text:span><text:span text:style-name="T26">0</text:span><text:span text:style-name="T26">0</text:span></text:p></draw:text-box></draw:frame><draw:line draw:style-name="gr3" draw:text-style-name="P55" svg:x1="0.433cm" svg:y1="0.652cm" svg:x2="0.433cm" svg:y2="0.952cm"><text:p/></draw:line><draw:line draw:style-name="gr3" draw:text-style-name="P55" svg:x1="8.434cm" svg:y1="0.652cm" svg:x2="8.434cm" svg:y2="0.952cm"><text:p/></draw:line><draw:frame draw:style-name="gr5" draw:text-style-name="P58" svg:width="0.68cm" svg:height="0.664cm" svg:x="4.753cm" svg:y="0.475cm"><draw:text-box><text:p text:style-name="P56"><text:span text:style-name="T24">×</text:span></text:p></draw:text-box></draw:frame></draw:g><text:span text:style-name="_5f_Caractères"/></text:h>
      <text:h text:style-name="P47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list="list62811062208297" text:style-name="_5f_Numérotation_20_des_20_exercices">
        <text:list-item>
          <text:h text:style-name="P54" text:outline-level="1"><text:span text:style-name="_5f_Caractères">Complète avec le mot qui convient : </text:span><text:span text:style-name="_5f_Caractères"><draw:frame draw:style-name="fr3" draw:name="Cadre6" text:anchor-type="as-char" svg:y="-0.37cm" svg:width="1.559cm" svg:height="0.6cm" draw:z-index="75"><draw:text-box><text:p text:style-name="P3"><text:span text:style-name="Character_5f_20_5f_style"><text:span text:style-name="T9">positif</text:span></text:span></text:p></draw:text-box></draw:frame></text:span><text:span text:style-name="_5f_Caractères"><text:s/></text:span><text:span text:style-name="_5f_Caractères"><draw:frame draw:style-name="fr4" draw:name="Cadre3" text:anchor-type="as-char" svg:y="-0.37cm" svg:width="1.78cm" svg:height="0.6cm" draw:z-index="76"><draw:text-box><text:p text:style-name="P3"><text:span text:style-name="Character_5f_20_5f_style"><text:span text:style-name="T9">négatif</text:span></text:span></text:p></draw:text-box></draw:frame></text:span><text:span text:style-name="_5f_Caractères"><text:s/></text:span><text:span text:style-name="_5f_Caractères"><draw:frame draw:style-name="fr3" draw:name="Cadre1" text:anchor-type="as-char" svg:y="-0.37cm" svg:width="1.319cm" svg:height="0.603cm" draw:z-index="77"><draw:text-box><text:p text:style-name="P2"><text:span text:style-name="Character_5f_20_5f_style"><text:span text:style-name="T9">plus</text:span></text:span></text:p></draw:text-box></draw:frame></text:span><text:span text:style-name="_5f_Caractères"><text:s/></text:span><text:span text:style-name="_5f_Caractères"><draw:frame draw:style-name="fr3" draw:name="Cadre5" text:anchor-type="as-char" svg:y="-0.37cm" svg:width="1.559cm" svg:height="0.6cm" draw:z-index="78"><draw:text-box><text:p text:style-name="P3"><text:span text:style-name="Character_5f_20_5f_style"><text:span text:style-name="T9">relatif</text:span></text:span></text:p></draw:text-box></draw:frame></text:span><text:span text:style-name="_5f_Caractères"><text:s/></text:span><text:span text:style-name="_5f_Caractères"><draw:frame draw:style-name="fr2" draw:name="Cadre7" text:anchor-type="as-char" svg:y="-0.37cm" svg:width="1.799cm" svg:height="0.6cm" draw:z-index="79"><draw:text-box><text:p text:style-name="P3"><text:span text:style-name="Character_5f_20_5f_style"><text:span text:style-name="T9">opposé</text:span></text:span></text:p></draw:text-box></draw:frame></text:span><text:span text:style-name="_5f_Caractères"><text:s/></text:span><text:span text:style-name="_5f_Caractères"><draw:frame draw:style-name="fr1" draw:name="Cadre4" text:anchor-type="as-char" svg:y="-0.37cm" svg:width="1.589cm" svg:height="0.6cm" draw:z-index="80"><draw:text-box><text:p text:style-name="P3"><text:span text:style-name="Character_5f_20_5f_style"><text:span text:style-name="T9">moins</text:span></text:span></text:p></draw:text-box></draw:frame></text:span><text:span text:style-name="_5f_Caractères">.</text:span></text:h>
          <text:list>
            <text:list-item>
              <text:p text:style-name="P48"><text:span text:style-name="_5f_Caractères">−3 ; 5 ; −9,3 ; 100,7 et 0 sont des nombres </text:span><text:span text:style-name="_5f_Caractères"><text:span text:style-name="T18">relatifs</text:span></text:span><text:span text:style-name="_5f_Caractères">.</text:span></text:p>
            </text:list-item>
            <text:list-item>
              <text:p text:style-name="P48"><text:span text:style-name="_5f_Caractères">Le nombre 5 est un nombre </text:span><text:span text:style-name="_5f_Caractères"><text:span text:style-name="T18">positif</text:span></text:span><text:span text:style-name="_5f_Caractères">. <text:line-break/>Il peut aussi s'écrire sans le signe </text:span><text:span text:style-name="_5f_Caractères"><text:span text:style-name="T18">plus</text:span></text:span><text:span text:style-name="_5f_Caractères"><text:span text:style-name="T19">.</text:span></text:span></text:p>
            </text:list-item>
            <text:list-item>
              <text:p text:style-name="P48"><text:span text:style-name="_5f_Caractères">Le nombre</text:span><text:span text:style-name="_5f_Caractères"><text:span text:style-name="T12"> </text:span></text:span><text:span text:style-name="_5f_Caractères"><text:span text:style-name="T13">(</text:span></text:span><text:span text:style-name="_5f_Caractères"><text:span text:style-name="T12">−5</text:span></text:span><text:span text:style-name="_5f_Caractères"><text:span text:style-name="T13">)</text:span></text:span><text:span text:style-name="_5f_Caractères"><text:span text:style-name="T12"> </text:span></text:span><text:span text:style-name="_5f_Caractères"><text:span text:style-name="T20">e</text:span></text:span><text:span text:style-name="_5f_Caractères">st un nombre </text:span><text:span text:style-name="_5f_Caractères"><text:span text:style-name="T18">négatif</text:span></text:span><text:span text:style-name="_5f_Caractères">.</text:span><text:span text:style-name="_5f_pointillés_20_gris"> </text:span><text:span text:style-name="_5f_Caractères">On ne peut pas supprimer le signe </text:span><text:span text:style-name="_5f_Caractères"><text:span text:style-name="T18">moins</text:span></text:span><text:span text:style-name="_5f_Caractères"><text:span text:style-name="T19">.</text:span></text:span></text:p>
            </text:list-item>
            <text:list-item>
              <text:p text:style-name="P48"><text:span text:style-name="_5f_Caractères">Le nombre 0 est à la fois </text:span><text:span text:style-name="_5f_Caractères"><text:span text:style-name="T18">positif</text:span></text:span><text:span text:style-name="_5f_pointillés_20_gris"> </text:span><text:span text:style-name="_5f_Caractères">et </text:span><text:span text:style-name="_5f_Caractères"><text:span text:style-name="T18">négatif</text:span></text:span><text:span text:style-name="_5f_Caractères">.</text:span></text:p>
            </text:list-item>
            <text:list-item>
              <text:p text:style-name="P48"><text:span text:style-name="_5f_Caractères"><text:span text:style-name="T16">(</text:span></text:span><text:span text:style-name="_5f_Caractères">−2,7</text:span><text:span text:style-name="_5f_Caractères"><text:span text:style-name="T16">)</text:span></text:span><text:span text:style-name="_5f_Caractères"> est </text:span><text:span text:style-name="_5f_Caractères"><text:span text:style-name="T18">l’opposé</text:span></text:span><text:span text:style-name="_5f_Caractères"> de 2,7.</text:span></text:p>
            </text:list-item>
          </text:list>
        </text:list-item>
        <text:list-item>
          <text:h text:style-name="P54" text:outline-level="1"><text:span text:style-name="_5f_Caractères">Entoure en bleu les nombres positifs et en rouge les nombres négatifs.</text:span>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h text:style-name="_5f_Tableau_5f_Centré_5f_Gras" text:outline-level="1"><draw:custom-shape text:anchor-type="paragraph" draw:z-index="112" draw:name="Forme 6" draw:style-name="gr22" draw:text-style-name="P60" svg:width="0.613cm" svg:height="0.613cm" svg:x="0.57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3" draw:name="Forme 8" draw:style-name="gr21" draw:text-style-name="P60" svg:width="1.438cm" svg:height="0.662cm" svg:x="7.366cm" svg:y="0.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10">12</text:span></text:span></text:h>
          </table:table-cell>
          <table:table-cell table:style-name="Tableau3.A1" office:value-type="string">
            <text:h text:style-name="_5f_Tableau_5f_Centré_5f_Gras" text:outline-level="1"><text:span text:style-name="_5f_Caractères"><text:span text:style-name="T10">2</text:span></text:span></text:h>
          </table:table-cell>
          <table:table-cell table:style-name="Tableau3.A1" office:value-type="string">
            <text:p text:style-name="_5f_Paragraphe_5f_Réponse_5f_Elève_5f_Fraction"><draw:custom-shape text:anchor-type="paragraph" draw:z-index="115" draw:name="Forme 11" draw:style-name="gr13" draw:text-style-name="P60" svg:width="0.943cm" svg:height="0.87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10"><draw:frame draw:style-name="fr7" draw:name="Objet5" text:anchor-type="as-char" svg:width="0.944cm" svg:height="0.871cm" draw:z-index="114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au3.A1" office:value-type="string">
            <text:h text:style-name="_5f_Tableau_5f_Centré_5f_Gras" text:outline-level="1"><draw:custom-shape text:anchor-type="paragraph" draw:z-index="116" draw:name="Forme 15" draw:style-name="gr20" draw:text-style-name="P60" svg:width="0.967cm" svg:height="0.489cm" svg:x="0.452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10">─17</text:span></text:span></text:h>
          </table:table-cell>
          <table:table-cell table:style-name="Tableau3.A1" office:value-type="string">
            <text:h text:style-name="_5f_Tableau_5f_Centré_5f_Gras" text:outline-level="1"><draw:custom-shape text:anchor-type="paragraph" draw:z-index="117" draw:name="Forme 10" draw:style-name="gr19" draw:text-style-name="P60" svg:width="1.026cm" svg:height="0.551cm" svg:x="0.397cm" svg:y="0.0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10">34,2</text:span></text:span></text:h>
          </table:table-cell>
        </table:table-row>
        <table:table-row>
          <table:table-cell table:style-name="Tableau3.A1" office:value-type="string">
            <text:h text:style-name="_5f_Tableau_5f_Centré_5f_Gras" text:outline-level="1"><draw:custom-shape text:anchor-type="paragraph" draw:z-index="118" draw:name="Forme 19" draw:style-name="gr18" draw:text-style-name="P60" svg:width="1.333cm" svg:height="0.458cm" svg:x="0.229cm" svg:y="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10">─54,7</text:span></text:span></text:h>
          </table:table-cell>
          <table:table-cell table:style-name="Tableau3.A1" office:value-type="string">
            <text:p text:style-name="_5f_Paragraphe_5f_Réponse_5f_Elève_5f_Fraction"><draw:custom-shape text:anchor-type="paragraph" draw:z-index="120" draw:name="Forme 16" draw:style-name="gr17" draw:text-style-name="P60" svg:width="1.306cm" svg:height="0.56cm" svg:x="0.256cm" svg:y="0.8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1" draw:name="Forme 20" draw:style-name="gr16" draw:text-style-name="P60" svg:width="1.202cm" svg:height="0.842cm" svg:x="0.02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─</text:span><text:span text:style-name="_5f_Caractères"><draw:frame draw:style-name="fr7" draw:name="Objet1" text:anchor-type="as-char" svg:width="0.944cm" svg:height="0.873cm" draw:z-index="11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/table:table-cell>
          <table:table-cell table:style-name="Tableau3.A1" office:value-type="string">
            <text:h text:style-name="_5f_Tableau_5f_Centré" text:outline-level="1"><draw:custom-shape text:anchor-type="paragraph" draw:z-index="122" draw:name="Forme 18" draw:style-name="gr15" draw:text-style-name="P60" svg:width="1.384cm" svg:height="0.473cm" svg:x="0.166cm" svg:y="0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─0,001</text:span></text:h>
          </table:table-cell>
          <table:table-cell table:style-name="Tableau3.A1" office:value-type="string">
            <text:p text:style-name="_5f_Paragraphe_5f_Réponse_5f_Elève_5f_Fraction"><draw:custom-shape text:anchor-type="paragraph" draw:z-index="124" draw:name="Forme 13" draw:style-name="gr14" draw:text-style-name="P60" svg:width="1.616cm" svg:height="0.579cm" svg:x="0.035cm" svg:y="0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5" draw:name="Forme 14" draw:style-name="gr13" draw:text-style-name="P60" svg:width="0.943cm" svg:height="0.87cm" svg:x="0.201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draw:frame draw:style-name="fr6" draw:name="Objet7" text:anchor-type="as-char" svg:width="0.944cm" svg:height="0.871cm" draw:z-index="1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</table:table-cell>
          <table:table-cell table:style-name="Tableau3.E2" office:value-type="float" office:value="100.2">
            <text:h text:style-name="_5f_Tableau_5f_Centré" text:outline-level="1"><text:span text:style-name="_5f_Caractères">100,2</text:span></text:h>
          </table:table-cell>
        </table:table-row>
        <table:table-row>
          <table:table-cell table:style-name="Tableau3.E2" office:value-type="float" office:value="12.6">
            <text:h text:style-name="_5f_Tableau_5f_Centré_5f_Gras" text:outline-level="1"><draw:custom-shape text:anchor-type="paragraph" draw:z-index="126" draw:name="Forme 9" draw:style-name="gr12" draw:text-style-name="P60" svg:width="0.976cm" svg:height="0.533cm" svg:x="0.404cm" svg:y="0.0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10">12,6</text:span></text:span></text:h>
          </table:table-cell>
          <table:table-cell table:style-name="Tableau3.A1" office:value-type="string">
            <text:h text:style-name="_5f_Tableau_5f_Centré" text:outline-level="1"><text:span text:style-name="_5f_Caractères">─1,18</text:span></text:h>
          </table:table-cell>
          <table:table-cell table:style-name="Tableau3.E2" office:value-type="float" office:value="0.05">
            <text:h text:style-name="_5f_Tableau_5f_Centré" text:outline-level="1"><draw:custom-shape text:anchor-type="paragraph" draw:z-index="127" draw:name="Forme 12" draw:style-name="gr11" draw:text-style-name="P60" svg:width="1.108cm" svg:height="0.579cm" svg:x="0.325cm" svg:y="0.0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0,05</text:span></text:h>
          </table:table-cell>
          <table:table-cell table:style-name="Tableau3.D3" office:value-type="float" office:value="48000">
            <text:h text:style-name="_5f_Tableau_5f_Centré" text:outline-level="1"><text:span text:style-name="_5f_Caractères">48 000</text:span></text:h>
          </table:table-cell>
          <table:table-cell table:style-name="Tableau3.A1" office:value-type="string">
            <text:h text:style-name="_5f_Tableau_5f_Centré" text:outline-level="1"><draw:custom-shape text:anchor-type="paragraph" draw:z-index="128" draw:name="Forme 17" draw:style-name="gr10" draw:text-style-name="P60" svg:width="1.364cm" svg:height="0.473cm" svg:x="0.224cm" svg:y="0.0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─53,2</text:span></text:h>
          </table:table-cell>
        </table:table-row>
      </table:table>
      <text:h text:style-name="_5f_Paragraphe" text:outline-level="1"><text:span text:style-name="_5f_Caractères"/></text:h>
      <text:h text:style-name="P45" text:outline-level="1"><text:span text:style-name="_5f_Caractères">Que dire du nombre 0 ? </text:span><text:span text:style-name="_5f_Caractères"><text:span text:style-name="T17">0 est à la fois </text:span></text:span><text:span text:style-name="_5f_Caractères"><text:span text:style-name="T18">positif</text:span></text:span><text:span text:style-name="_5f_pointillés_20_gris"><text:span text:style-name="T17"> </text:span></text:span><text:span text:style-name="_5f_Caractères"><text:span text:style-name="T17">et </text:span></text:span><text:span text:style-name="_5f_Caractères"><text:span text:style-name="T18">négatif</text:span></text:span><text:span text:style-name="_5f_Caractères"><text:span text:style-name="T17">.</text:span></text:span></text:h>
      <text:list text:continue-numbering="true" text:style-name="_5f_Numérotation_20_des_20_exercices">
        <text:list-item>
          <text:h text:style-name="P53" text:outline-level="1"><draw:g text:anchor-type="paragraph" draw:z-index="129" draw:name="Objet de groupe 2" draw:style-name="gr1"><draw:line draw:style-name="gr2" draw:text-style-name="P55" svg:x1="8.554cm" svg:y1="0.577cm" svg:x2="8.564cm" svg:y2="11.577cm"><text:p/></draw:line><draw:line draw:style-name="gr3" draw:text-style-name="P55" svg:x1="8.464cm" svg:y1="2.126cm" svg:x2="8.654cm" svg:y2="2.126cm"><text:p/></draw:line><draw:line draw:style-name="gr3" draw:text-style-name="P55" svg:x1="8.464cm" svg:y1="3.128cm" svg:x2="8.654cm" svg:y2="3.128cm"><text:p/></draw:line><draw:line draw:style-name="gr3" draw:text-style-name="P55" svg:x1="8.464cm" svg:y1="5.13cm" svg:x2="8.654cm" svg:y2="5.13cm"><text:p/></draw:line><draw:line draw:style-name="gr3" draw:text-style-name="P55" svg:x1="8.464cm" svg:y1="4.127cm" svg:x2="8.654cm" svg:y2="4.127cm"><text:p/></draw:line><draw:line draw:style-name="gr3" draw:text-style-name="P55" svg:x1="8.464cm" svg:y1="1.126cm" svg:x2="8.654cm" svg:y2="1.126cm"><text:p/></draw:line><draw:frame draw:style-name="gr4" draw:text-style-name="P57" svg:width="0.232cm" svg:height="0.461cm" svg:x="8.155cm" svg:y="4.877cm"><draw:text-box><text:p text:style-name="P56"><text:span text:style-name="T21">0</text:span></text:p></draw:text-box></draw:frame><draw:line draw:style-name="gr3" draw:text-style-name="P55" svg:x1="8.464cm" svg:y1="7.125cm" svg:x2="8.654cm" svg:y2="7.125cm"><text:p/></draw:line><draw:line draw:style-name="gr3" draw:text-style-name="P55" svg:x1="8.464cm" svg:y1="8.125cm" svg:x2="8.654cm" svg:y2="8.125cm"><text:p/></draw:line><draw:line draw:style-name="gr3" draw:text-style-name="P55" svg:x1="8.464cm" svg:y1="10.136cm" svg:x2="8.654cm" svg:y2="10.136cm"><text:p/></draw:line><draw:line draw:style-name="gr3" draw:text-style-name="P55" svg:x1="8.464cm" svg:y1="9.134cm" svg:x2="8.654cm" svg:y2="9.134cm"><text:p/></draw:line><draw:line draw:style-name="gr3" draw:text-style-name="P55" svg:x1="8.464cm" svg:y1="6.129cm" svg:x2="8.654cm" svg:y2="6.129cm"><text:p/></draw:line><draw:line draw:style-name="gr3" draw:text-style-name="P55" svg:x1="8.464cm" svg:y1="11.129cm" svg:x2="8.654cm" svg:y2="11.129cm"><text:p/></draw:line><draw:frame draw:style-name="gr5" draw:text-style-name="P58" svg:width="0.8cm" svg:height="0.664cm" draw:transform="rotate (-0.00890117918517077) translate (8.15622222222222cm 0.772583333333333cm)"><draw:text-box><text:p text:style-name="P56"><text:span text:style-name="T22">×</text:span></text:p></draw:text-box></draw:frame><draw:frame draw:style-name="gr6" draw:text-style-name="P58" svg:width="0.65cm" svg:height="0.664cm" svg:x="8.155cm" svg:y="2.177cm"><draw:text-box><text:p text:style-name="P56"><text:span text:style-name="T22">×</text:span></text:p></draw:text-box></draw:frame><draw:frame draw:style-name="gr7" draw:text-style-name="P58" svg:width="0.65cm" svg:height="0.664cm" svg:x="8.155cm" svg:y="6.976cm"><draw:text-box><text:p text:style-name="P56"><text:span text:style-name="T22">×</text:span></text:p></draw:text-box></draw:frame><draw:frame draw:style-name="gr6" draw:text-style-name="P58" svg:width="0.65cm" svg:height="0.664cm" svg:x="8.155cm" svg:y="8.777cm"><draw:text-box><text:p text:style-name="P56"><text:span text:style-name="T22">×</text:span></text:p></draw:text-box></draw:frame><draw:frame draw:style-name="gr6" draw:text-style-name="P58" svg:width="0.65cm" svg:height="0.664cm" svg:x="8.155cm" svg:y="10.377cm"><draw:text-box><text:p text:style-name="P56"><text:span text:style-name="T22">×</text:span></text:p></draw:text-box></draw:frame><draw:frame draw:style-name="gr8" draw:text-style-name="P59" svg:width="0.75cm" svg:height="0.75cm" svg:x="8.504cm" svg:y="0.727cm"><draw:text-box><text:p text:style-name="P56"><text:span text:style-name="T23">M</text:span></text:p></draw:text-box></draw:frame><draw:frame draw:style-name="gr8" draw:text-style-name="P59" svg:width="0.75cm" svg:height="0.75cm" svg:x="8.504cm" svg:y="2.127cm"><draw:text-box><text:p text:style-name="P56"><text:span text:style-name="T23">B</text:span></text:p></draw:text-box></draw:frame><draw:frame draw:style-name="gr8" draw:text-style-name="P59" svg:width="0.75cm" svg:height="0.75cm" svg:x="8.504cm" svg:y="6.927cm"><draw:text-box><text:p text:style-name="P56"><text:span text:style-name="T23">C</text:span></text:p></draw:text-box></draw:frame><draw:frame draw:style-name="gr9" draw:text-style-name="P59" svg:width="0.75cm" svg:height="0.752cm" svg:x="8.504cm" svg:y="8.726cm"><draw:text-box><text:p text:style-name="P56"><text:span text:style-name="T23">T</text:span></text:p></draw:text-box></draw:frame><draw:frame draw:style-name="gr8" draw:text-style-name="P59" svg:width="0.75cm" svg:height="0.75cm" svg:x="8.504cm" svg:y="10.328cm"><draw:text-box><text:p text:style-name="P56"><text:span text:style-name="T23">R</text:span></text:p></draw:text-box></draw:frame></draw:g><text:span text:style-name="_5f_Caractères_5f_gras">Hauteurs et profondeurs</text:span></text:h>
        </text:list-item>
      </text:list>
      <text:h text:style-name="_5f_Paragraphe" text:outline-level="1"><text:span text:style-name="_5f_Caractères">L'axe ci-contre est gradué pour que 2 cm correspondent à 100 m. Place, le plus précisément possible, les hauteurs et profondeurs suivantes sachant que 0 correspond au niveau de la mer :</text:span></text:h>
      <text:h text:style-name="_5f_Paragraphe" text:outline-level="1"><text:span text:style-name="_5f_Caractères"/></text:h>
      <text:h text:style-name="P47" text:outline-level="1"><text:span text:style-name="_5f_Caractères">M : 200 m est environ la hauteur de la tour Montparnasse à Paris.</text:span></text:h>
      <text:h text:style-name="P47" text:outline-level="1"><text:span text:style-name="_5f_Caractères">C : Arnaud Jeral, Français, a établi en septembre 2005 un nouveau record mondial en apnée avec une plongée à 122  m.</text:span></text:h>
      <text:h text:style-name="P47" text:outline-level="1"><text:span text:style-name="_5f_Caractères">T : dans le golfe Saint-Laurent (Québec), la fosse marine de Tadoussac a une profondeur de 200 m.</text:span></text:h>
      <text:h text:style-name="P47" text:outline-level="1"><text:span text:style-name="_5f_Caractères">B : la butte Montmartre domine tout Paris de ses 130 m.</text:span></text:h>
      <text:h text:style-name="P47" text:outline-level="1"><text:span text:style-name="_5f_Caractères">R : la profondeur de la rade de Villefranche-sur-Mer est d'environ 280 m.</text:span></text:h>
      <text:h text:style-name="_5f_Paragraphe" text:outline-level="1"><text:span text:style-name="_5f_Caractères"/></text:h>
      <text:h text:style-name="_5f_Paragraphe" text:outline-level="1"><text:span text:style-name="_5f_Caractères_5f_gras"/></text:h>
      <text:h text:style-name="_5f_Paragraphe" text:outline-level="1"><text:span text:style-name="_5f_Caractères_5f_gra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3159" draw:display-name="Dashed (var) 3159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4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48" draw:name="Ligne_Entete_Impair_Numerique_2col" draw:style-name="Mgr5" draw:text-style-name="MP4" svg:x1="16.023cm" svg:y1="0.36cm" svg:x2="20.496cm" svg:y2="0.36cm"><text:p/></draw:line><draw:line text:anchor-type="paragraph" draw:z-index="45" draw:name="Ligne_Verticale_Impair_Numerique_2col" draw:style-name="Mgr5" draw:text-style-name="MP4" svg:x1="9.477cm" svg:y1="2.007cm" svg:x2="9.477cm" svg:y2="27.044cm"><text:p/></draw:line>De nouveaux nombre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51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49" draw:name="Ligne_Entete_Pair_Numerique_2col" draw:style-name="Mgr5" draw:text-style-name="MP4" svg:x1="16.023cm" svg:y1="0.36cm" svg:x2="20.496cm" svg:y2="0.36cm"><text:p/></draw:line><draw:line text:anchor-type="paragraph" draw:z-index="50" draw:name="Ligne_Verticale_Pair_Numerique_2col" draw:style-name="Mgr5" draw:text-style-name="MP4" svg:x1="9.477cm" svg:y1="2.007cm" svg:x2="9.477cm" svg:y2="27.044cm"><text:p/></draw:line>De nouveaux nombr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6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5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5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5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6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6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6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7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5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6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9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6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8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6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0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47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1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9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4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93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5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94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6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95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7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02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83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30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03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84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31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00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8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01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82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9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8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4" draw:name="Ligne_Entete_Impair_Programmation_2col" draw:style-name="Mgr20" draw:text-style-name="MP4" svg:x1="16.023cm" svg:y1="0.36cm" svg:x2="20.496cm" svg:y2="0.36cm"><text:p/></draw:line><draw:frame text:anchor-type="paragraph" draw:z-index="42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44"><draw:path text:anchor-type="paragraph" draw:z-index="39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5" draw:name="Ligne_Entete_Pair_Programmation_2col" draw:style-name="Mgr20" draw:text-style-name="MP4" svg:x1="16.023cm" svg:y1="0.36cm" svg:x2="20.496cm" svg:y2="0.36cm"><text:p/></draw:line><draw:frame text:anchor-type="paragraph" draw:z-index="43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6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2" draw:name="Ligne_Entete_Impair_Programmation_1col" draw:style-name="Mgr20" draw:text-style-name="MP4" svg:x1="16.023cm" svg:y1="0.36cm" svg:x2="20.496cm" svg:y2="0.36cm"><text:p/></draw:line><draw:frame text:anchor-type="paragraph" draw:z-index="40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49"><draw:path text:anchor-type="paragraph" draw:z-index="37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3" draw:name="Ligne_Entete_Pair_Programmation_1col" draw:style-name="Mgr20" draw:text-style-name="MP4" svg:x1="16.023cm" svg:y1="0.36cm" svg:x2="20.496cm" svg:y2="0.36cm"><text:p/></draw:line><draw:frame text:anchor-type="paragraph" draw:z-index="41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6-17T06:28:08.137041947</dc:date>
    <meta:editing-duration>PT8H35M46S</meta:editing-duration>
    <meta:editing-cycles>124</meta:editing-cycles>
    <meta:generator>LibreOffice/7.6.1.2$Linux_X86_64 LibreOffice_project/f5defcebd022c5bc36bbb79be232cb6926d8f674</meta:generator>
    <meta:document-statistic meta:table-count="3" meta:image-count="0" meta:object-count="3" meta:page-count="1" meta:paragraph-count="130" meta:word-count="479" meta:character-count="2549" meta:non-whitespace-character-count="2152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12</mn>
      <mn>154</mn>
    </mfrac>
    <annotation encoding="StarMath 5.0">{12}over {154}
</annotation>
  </semantics>
</math>
</file>

<file path=Object 2/content.xml><?xml version="1.0" encoding="utf-8"?>
<math xmlns="http://www.w3.org/1998/Math/MathML" display="block">
  <semantics>
    <mfrac>
      <mn>128</mn>
      <mn>15</mn>
    </mfrac>
    <annotation encoding="StarMath 5.0">{128}over {15}</annotation>
  </semantics>
</math>
</file>

<file path=Object 3/content.xml><?xml version="1.0" encoding="utf-8"?>
<math xmlns="http://www.w3.org/1998/Math/MathML" display="block">
  <semantics>
    <mfrac>
      <mn>5</mn>
      <mn>100</mn>
    </mfrac>
    <annotation encoding="StarMath 5.0">{5}over {100}
</annotation>
  </semantics>
</math>
</file>